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able_20_Contents">
      <style:text-properties officeooo:paragraph-rsid="003b244f"/>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officeooo:rsid="00259ac4" officeooo:paragraph-rsid="00259ac4"/>
    </style:style>
    <style:style style:name="P13" style:family="paragraph" style:parent-style-name="Text_20_body">
      <style:text-properties officeooo:paragraph-rsid="002797df"/>
    </style:style>
    <style:style style:name="P14" style:family="paragraph" style:parent-style-name="Text_20_body">
      <style:text-properties officeooo:paragraph-rsid="002db773"/>
    </style:style>
    <style:style style:name="P15" style:family="paragraph" style:parent-style-name="Text_20_body">
      <style:text-properties officeooo:rsid="002db773" officeooo:paragraph-rsid="002db773"/>
    </style:style>
    <style:style style:name="P16" style:family="paragraph" style:parent-style-name="Text_20_body">
      <style:text-properties officeooo:rsid="0034fa7e" officeooo:paragraph-rsid="0034fa7e"/>
    </style:style>
    <style:style style:name="P17" style:family="paragraph" style:parent-style-name="Text_20_body">
      <style:text-properties officeooo:paragraph-rsid="0038929b"/>
    </style:style>
    <style:style style:name="P18" style:family="paragraph" style:parent-style-name="Text_20_body">
      <style:text-properties officeooo:paragraph-rsid="003e47c0"/>
    </style:style>
    <style:style style:name="P19" style:family="paragraph" style:parent-style-name="Text_20_body">
      <style:text-properties officeooo:rsid="003ffa84" officeooo:paragraph-rsid="003ffa84"/>
    </style:style>
    <style:style style:name="P20" style:family="paragraph" style:parent-style-name="Text_20_body">
      <style:text-properties officeooo:rsid="0041c449" officeooo:paragraph-rsid="0041c449"/>
    </style:style>
    <style:style style:name="P21" style:family="paragraph" style:parent-style-name="Text_20_body">
      <style:text-properties officeooo:rsid="0016c718" officeooo:paragraph-rsid="0042e302"/>
    </style:style>
    <style:style style:name="P22" style:family="paragraph" style:parent-style-name="Reference">
      <style:paragraph-properties fo:break-before="page">
        <style:tab-stops/>
      </style:paragraph-properties>
    </style:style>
    <style:style style:name="P23" style:family="paragraph" style:parent-style-name="Contents_20_Heading">
      <style:paragraph-properties fo:break-before="page"/>
    </style:style>
    <style:style style:name="P24" style:family="paragraph" style:parent-style-name="Reference">
      <style:paragraph-properties>
        <style:tab-stops/>
      </style:paragraph-properties>
    </style:style>
    <style:style style:name="P25" style:family="paragraph" style:parent-style-name="Command">
      <style:text-properties fo:font-style="italic" style:font-style-asian="italic" style:font-style-complex="italic"/>
    </style:style>
    <style:style style:name="P26" style:family="paragraph" style:parent-style-name="Command">
      <style:text-properties style:font-style-asian="normal" style:font-style-complex="normal"/>
    </style:style>
    <style:style style:name="P27" style:family="paragraph" style:parent-style-name="Command">
      <style:text-properties officeooo:paragraph-rsid="0036e484"/>
    </style:style>
    <style:style style:name="P28" style:family="paragraph" style:parent-style-name="Note">
      <style:text-properties fo:font-style="normal" style:font-style-asian="normal" style:font-style-complex="normal"/>
    </style:style>
    <style:style style:name="P29" style:family="paragraph" style:parent-style-name="Note">
      <style:text-properties officeooo:paragraph-rsid="002797df"/>
    </style:style>
    <style:style style:name="P30" style:family="paragraph" style:parent-style-name="Option_20_title">
      <style:text-properties style:font-style-asian="normal" style:font-style-complex="normal"/>
    </style:style>
    <style:style style:name="P31" style:family="paragraph" style:parent-style-name="Option_20_title">
      <style:text-properties fo:font-style="normal" style:font-style-asian="normal" style:font-style-complex="normal"/>
    </style:style>
    <style:style style:name="P32" style:family="paragraph" style:parent-style-name="Option_20_title">
      <style:text-properties officeooo:paragraph-rsid="00283a1c"/>
    </style:style>
    <style:style style:name="P33" style:family="paragraph" style:parent-style-name="Option_20_title">
      <style:text-properties officeooo:rsid="0068dc3f"/>
    </style:style>
    <style:style style:name="P34" style:family="paragraph" style:parent-style-name="Note">
      <style:paragraph-properties fo:margin-left="11.99mm" fo:margin-right="0mm" fo:text-indent="-11.99mm" style:auto-text-indent="false"/>
    </style:style>
    <style:style style:name="P35" style:family="paragraph" style:parent-style-name="Option">
      <style:paragraph-properties fo:margin-left="0mm" fo:margin-right="0mm" fo:text-indent="0mm" style:auto-text-indent="false"/>
    </style:style>
    <style:style style:name="P36" style:family="paragraph" style:parent-style-name="Standard">
      <style:text-properties officeooo:rsid="0013ea2a" officeooo:paragraph-rsid="0013ea2a"/>
    </style:style>
    <style:style style:name="P37" style:family="paragraph" style:parent-style-name="Footnote">
      <style:text-properties officeooo:rsid="0015d65b" officeooo:paragraph-rsid="0015d65b"/>
    </style:style>
    <style:style style:name="P38" style:family="paragraph" style:parent-style-name="Footnote">
      <style:text-properties officeooo:rsid="00259ac4" officeooo:paragraph-rsid="00259ac4"/>
    </style:style>
    <style:style style:name="P39" style:family="paragraph" style:parent-style-name="Footnote">
      <style:text-properties officeooo:rsid="002706f7" officeooo:paragraph-rsid="002706f7"/>
    </style:style>
    <style:style style:name="P40" style:family="paragraph" style:parent-style-name="Footnote">
      <style:text-properties officeooo:rsid="002797df" officeooo:paragraph-rsid="002797df"/>
    </style:style>
    <style:style style:name="P41" style:family="paragraph" style:parent-style-name="Footnote">
      <style:text-properties officeooo:rsid="00283a1c" officeooo:paragraph-rsid="00283a1c"/>
    </style:style>
    <style:style style:name="P42" style:family="paragraph" style:parent-style-name="Footnote">
      <style:text-properties officeooo:rsid="002ee9f8" officeooo:paragraph-rsid="002ee9f8"/>
    </style:style>
    <style:style style:name="P43" style:family="paragraph" style:parent-style-name="Footnote">
      <style:text-properties officeooo:rsid="003e47c0" officeooo:paragraph-rsid="003e47c0"/>
    </style:style>
    <style:style style:name="P44" style:family="paragraph" style:parent-style-name="Option">
      <style:text-properties officeooo:paragraph-rsid="002706f7"/>
    </style:style>
    <style:style style:name="P45" style:family="paragraph" style:parent-style-name="Option">
      <style:text-properties officeooo:rsid="002706f7" officeooo:paragraph-rsid="002706f7"/>
    </style:style>
    <style:style style:name="P46" style:family="paragraph" style:parent-style-name="Answer">
      <style:text-properties officeooo:paragraph-rsid="002797df"/>
    </style:style>
    <style:style style:name="P47" style:family="paragraph" style:parent-style-name="Answer">
      <style:text-properties officeooo:rsid="0037af8d" officeooo:paragraph-rsid="0037af8d"/>
    </style:style>
    <style:style style:name="P48" style:family="paragraph" style:parent-style-name="Text_20_body_20_Start">
      <style:text-properties officeooo:paragraph-rsid="002797df"/>
    </style:style>
    <style:style style:name="P49" style:family="paragraph" style:parent-style-name="Text_20_body_20_Start">
      <style:text-properties officeooo:paragraph-rsid="00283a1c"/>
    </style:style>
    <style:style style:name="P50" style:family="paragraph" style:parent-style-name="Text_20_body_20_Start">
      <style:text-properties officeooo:paragraph-rsid="002bdd1b"/>
    </style:style>
    <style:style style:name="P51" style:family="paragraph" style:parent-style-name="Text_20_body_20_Start">
      <style:text-properties officeooo:paragraph-rsid="0034fa7e"/>
    </style:style>
    <style:style style:name="P52" style:family="paragraph" style:parent-style-name="Text_20_body_20_Start">
      <style:text-properties officeooo:paragraph-rsid="003c91ca"/>
    </style:style>
    <style:style style:name="P53" style:family="paragraph" style:parent-style-name="Text_20_body_20_Start">
      <style:text-properties officeooo:rsid="003e8725" officeooo:paragraph-rsid="003e8725"/>
    </style:style>
    <style:style style:name="P54" style:family="paragraph" style:parent-style-name="Text_20_body_20_Start">
      <style:text-properties officeooo:paragraph-rsid="00426797"/>
    </style:style>
    <style:style style:name="P55" style:family="paragraph" style:parent-style-name="Text_20_body_20_Start">
      <style:text-properties officeooo:paragraph-rsid="0045953a"/>
    </style:style>
    <style:style style:name="P56" style:family="paragraph" style:parent-style-name="Text_20_body_20_Start">
      <style:text-properties officeooo:paragraph-rsid="00585f9b"/>
    </style:style>
    <style:style style:name="P57" style:family="paragraph" style:parent-style-name="Text_20_body_20_Start">
      <style:text-properties officeooo:rsid="005eb9c6" officeooo:paragraph-rsid="005eb9c6"/>
    </style:style>
    <style:style style:name="P58" style:family="paragraph" style:parent-style-name="Text_20_body_20_Start">
      <style:text-properties officeooo:paragraph-rsid="0062e13e"/>
    </style:style>
    <style:style style:name="P59" style:family="paragraph" style:parent-style-name="Text_20_body_20_Start">
      <style:text-properties officeooo:rsid="0062e13e" officeooo:paragraph-rsid="0062e13e"/>
    </style:style>
    <style:style style:name="P60" style:family="paragraph" style:parent-style-name="Option_20_Start">
      <style:text-properties officeooo:paragraph-rsid="002706f7"/>
    </style:style>
    <style:style style:name="P61" style:family="paragraph" style:parent-style-name="Option_20_Start">
      <style:text-properties officeooo:paragraph-rsid="002797df"/>
    </style:style>
    <style:style style:name="P62" style:family="paragraph" style:parent-style-name="Option_20_Start">
      <style:text-properties officeooo:paragraph-rsid="00283a1c"/>
    </style:style>
    <style:style style:name="P63" style:family="paragraph" style:parent-style-name="Option_20_Start">
      <style:text-properties officeooo:rsid="00283a1c" officeooo:paragraph-rsid="00283a1c"/>
    </style:style>
    <style:style style:name="P64" style:family="paragraph" style:parent-style-name="Option_20_Start">
      <style:text-properties officeooo:paragraph-rsid="0030f54a"/>
    </style:style>
    <style:style style:name="P65" style:family="paragraph" style:parent-style-name="Option_20_Start">
      <style:text-properties officeooo:paragraph-rsid="006c2030"/>
    </style:style>
    <style:style style:name="P66" style:family="paragraph" style:parent-style-name="Table">
      <style:text-properties officeooo:paragraph-rsid="00618721"/>
    </style:style>
    <style:style style:name="P67" style:family="paragraph" style:parent-style-name="Source_20_code">
      <style:text-properties officeooo:rsid="006496a9" officeooo:paragraph-rsid="006496a9"/>
    </style:style>
    <style:style style:name="P68" style:family="paragraph" style:parent-style-name="Contents_20_2">
      <style:paragraph-properties>
        <style:tab-stops>
          <style:tab-stop style:position="165.01mm" style:type="right" style:leader-style="dotted" style:leader-text="."/>
        </style:tab-stops>
      </style:paragraph-properties>
    </style:style>
    <style:style style:name="P69" style:family="paragraph" style:parent-style-name="Contents_20_1">
      <style:paragraph-properties>
        <style:tab-stops>
          <style:tab-stop style:position="170mm" style:type="right" style:leader-style="dotted" style:leader-text="."/>
        </style:tab-stops>
      </style:paragraph-properties>
    </style:style>
    <style:style style:name="P70" style:family="paragraph" style:parent-style-name="Contents_20_3">
      <style:paragraph-properties>
        <style:tab-stops>
          <style:tab-stop style:position="160.02mm" style:type="right" style:leader-style="dotted" style:leader-text="."/>
        </style:tab-stops>
      </style:paragraph-properties>
    </style:style>
    <style:style style:name="P71" style:family="paragraph" style:parent-style-name="Contents_20_4">
      <style:paragraph-properties>
        <style:tab-stops>
          <style:tab-stop style:position="155.03mm" style:type="right" style:leader-style="dotted" style:leader-text="."/>
        </style:tab-stops>
      </style:paragraph-properties>
    </style:style>
    <style:style style:name="P72" style:family="paragraph" style:parent-style-name="Index_20_1">
      <style:paragraph-properties>
        <style:tab-stops>
          <style:tab-stop style:position="170mm" style:type="right" style:leader-style="dotted" style:leader-text="."/>
        </style:tab-stops>
      </style:paragraph-properties>
    </style:style>
    <style:style style:name="P73" style:family="paragraph" style:parent-style-name="Table_20_index_20_1">
      <style:paragraph-properties>
        <style:tab-stops>
          <style:tab-stop style:position="170mm" style:type="right" style:leader-style="dotted" style:leader-text="."/>
        </style:tab-stops>
      </style:paragraph-properties>
    </style:style>
    <style:style style:name="P74" style:family="paragraph" style:parent-style-name="Index_20_Separator">
      <style:paragraph-properties>
        <style:tab-stops/>
      </style:paragraph-properties>
    </style:style>
    <style:style style:name="P75" style:family="paragraph" style:parent-style-name="Illustration_20_Index_20_1">
      <style:paragraph-properties>
        <style:tab-stops>
          <style:tab-stop style:position="170mm" style:type="right" style:leader-style="dotted" style:leader-text="."/>
        </style:tab-stops>
      </style:paragraph-properties>
    </style:style>
    <style:style style:name="P76" style:family="paragraph" style:parent-style-name="Standard" style:list-style-name="L8"/>
    <style:style style:name="P77" style:family="paragraph" style:parent-style-name="Standard" style:list-style-name="L8">
      <style:text-properties officeooo:paragraph-rsid="0038929b"/>
    </style:style>
    <style:style style:name="P78" style:family="paragraph" style:parent-style-name="Heading_20_2">
      <style:text-properties officeooo:rsid="0032c6b2" officeooo:paragraph-rsid="0032c6b2"/>
    </style:style>
    <style:style style:name="P79" style:family="paragraph" style:parent-style-name="Heading_20_1" style:list-style-name="">
      <style:paragraph-properties fo:text-align="justify" style:justify-single-word="false"/>
    </style:style>
    <style:style style:name="P80" style:family="paragraph" style:parent-style-name="Heading_20_1">
      <style:paragraph-properties fo:break-before="page"/>
    </style:style>
    <style:style style:name="P81" style:family="paragraph" style:parent-style-name="Heading_20_3">
      <style:text-properties style:font-style-asian="normal" style:font-style-complex="normal"/>
    </style:style>
    <style:style style:name="P82" style:family="paragraph" style:parent-style-name="Heading_20_3">
      <style:text-properties officeooo:paragraph-rsid="002706f7"/>
    </style:style>
    <style:style style:name="P83" style:family="paragraph" style:parent-style-name="Heading_20_3">
      <style:paragraph-properties fo:break-before="page"/>
    </style:style>
    <style:style style:name="P84" style:family="paragraph" style:parent-style-name="Text_20_body" style:list-style-name="L9"/>
    <style:style style:name="P85" style:family="paragraph" style:parent-style-name="Heading_20_4">
      <style:text-properties officeooo:rsid="003b244f" officeooo:paragraph-rsid="003b244f"/>
    </style:style>
    <style:style style:name="P86" style:family="paragraph" style:parent-style-name="Heading_20_4">
      <style:text-properties officeooo:rsid="003e8725" officeooo:paragraph-rsid="003e8725"/>
    </style:style>
    <style:style style:name="P87" style:family="paragraph" style:parent-style-name="Table_20_Contents">
      <style:paragraph-properties fo:text-align="center" style:justify-single-word="false"/>
      <style:text-properties officeooo:paragraph-rsid="0070f817"/>
    </style:style>
    <style:style style:name="P88" style:family="paragraph" style:parent-style-name="Table_20_Contents">
      <style:text-properties officeooo:rsid="0070f817" officeooo:paragraph-rsid="0070f817"/>
    </style:style>
    <style:style style:name="P89" style:family="paragraph" style:parent-style-name="List_20_1">
      <style:text-properties officeooo:rsid="0068dddf" officeooo:paragraph-rsid="0068dddf"/>
    </style:style>
    <style:style style:name="P90" style:family="paragraph" style:parent-style-name="List_20_1" style:list-style-name="L7"/>
    <style:style style:name="P91" style:family="paragraph" style:parent-style-name="List_20_1">
      <style:text-properties officeooo:paragraph-rsid="004dfd2b"/>
    </style:style>
    <style:style style:name="P92" style:family="paragraph" style:parent-style-name="List_20_1">
      <style:text-properties officeooo:rsid="0038d579" officeooo:paragraph-rsid="0038d579"/>
    </style:style>
    <style:style style:name="P93" style:family="paragraph" style:parent-style-name="List_20_1">
      <style:text-properties officeooo:paragraph-rsid="0038d579"/>
    </style:style>
    <style:style style:name="P94" style:family="paragraph" style:parent-style-name="List_20_1">
      <style:text-properties officeooo:paragraph-rsid="0042e302"/>
    </style:style>
    <style:style style:name="P95" style:family="paragraph" style:parent-style-name="List_20_1">
      <style:text-properties officeooo:rsid="0042e302" officeooo:paragraph-rsid="0042e302"/>
    </style:style>
    <style:style style:name="P96" style:family="paragraph" style:parent-style-name="List_20_1">
      <style:text-properties officeooo:paragraph-rsid="004495ea"/>
    </style:style>
    <style:style style:name="P97" style:family="paragraph" style:parent-style-name="List_20_1">
      <style:text-properties officeooo:paragraph-rsid="0013ea2a"/>
    </style:style>
    <style:style style:name="P98" style:family="paragraph" style:parent-style-name="List_20_1">
      <style:text-properties officeooo:rsid="006f49b8" officeooo:paragraph-rsid="006f49b8"/>
    </style:style>
    <style:style style:name="P99" style:family="paragraph" style:parent-style-name="List_20_1_20_Cont." style:list-style-name="L4"/>
    <style:style style:name="P100" style:family="paragraph" style:parent-style-name="List_20_1_20_Cont.">
      <style:paragraph-properties fo:margin-left="12.51mm" fo:margin-right="0mm" fo:text-indent="-4mm" style:auto-text-indent="false"/>
    </style:style>
    <style:style style:name="P101" style:family="paragraph" style:parent-style-name="List_20_1_20_End" style:list-style-name="L3"/>
    <style:style style:name="P102" style:family="paragraph" style:parent-style-name="List_20_1_20_End" style:list-style-name="L6">
      <style:text-properties officeooo:paragraph-rsid="00272990"/>
    </style:style>
    <style:style style:name="P103" style:family="paragraph" style:parent-style-name="List_20_1_20_End">
      <style:text-properties officeooo:rsid="0038d579" officeooo:paragraph-rsid="0038d579"/>
    </style:style>
    <style:style style:name="P104" style:family="paragraph" style:parent-style-name="List_20_1_20_End">
      <style:text-properties officeooo:paragraph-rsid="0013ea2a"/>
    </style:style>
    <style:style style:name="P105" style:family="paragraph" style:parent-style-name="List_20_1_20_End">
      <style:text-properties officeooo:rsid="0013ea2a" officeooo:paragraph-rsid="0013ea2a"/>
    </style:style>
    <style:style style:name="P106" style:family="paragraph" style:parent-style-name="List_20_1_20_End" style:list-style-name="L10"/>
    <style:style style:name="P107" style:family="paragraph" style:parent-style-name="List_20_1_20_End" style:list-style-name="L11"/>
    <style:style style:name="P108" style:family="paragraph" style:parent-style-name="List_20_1_20_End">
      <style:paragraph-properties fo:margin-left="12.51mm" fo:margin-right="0mm" fo:text-indent="-4mm" style:auto-text-indent="false"/>
    </style:style>
    <style:style style:name="P109" style:family="paragraph" style:parent-style-name="Option" style:list-style-name="L9"/>
    <style:style style:name="P110" style:family="paragraph" style:parent-style-name="List_20_1_20_Start" style:list-style-name="L1"/>
    <style:style style:name="P111" style:family="paragraph" style:parent-style-name="List_20_1_20_Start" style:list-style-name="L2"/>
    <style:style style:name="P112" style:family="paragraph" style:parent-style-name="List_20_1_20_Start" style:list-style-name="L4"/>
    <style:style style:name="P113" style:family="paragraph" style:parent-style-name="List_20_1_20_Start" style:list-style-name="L5">
      <style:text-properties officeooo:paragraph-rsid="006f49b8"/>
    </style:style>
    <style:style style:name="P114" style:family="paragraph" style:parent-style-name="List_20_1_20_Start" style:list-style-name="L6"/>
    <style:style style:name="P115" style:family="paragraph" style:parent-style-name="List_20_1_20_Start" style:list-style-name="L7"/>
    <style:style style:name="P116" style:family="paragraph" style:parent-style-name="List_20_1_20_Start">
      <style:text-properties officeooo:paragraph-rsid="0013ea2a"/>
    </style:style>
    <style:style style:name="P117" style:family="paragraph" style:parent-style-name="List_20_1_20_Start">
      <style:text-properties officeooo:rsid="0013ea2a" officeooo:paragraph-rsid="0014b6e1"/>
    </style:style>
    <style:style style:name="P118" style:family="paragraph" style:parent-style-name="List_20_1_20_Start" style:list-style-name="L10"/>
    <style:style style:name="P119" style:family="paragraph" style:parent-style-name="List_20_1_20_Start" style:list-style-name="L11"/>
    <style:style style:name="P120" style:family="paragraph" style:parent-style-name="List_20_1_20_Start">
      <style:paragraph-properties fo:margin-left="12.51mm" fo:margin-right="0mm" fo:text-indent="-4.06mm" style:auto-text-indent="false"/>
    </style:style>
    <style:style style:name="P121" style:family="paragraph" style:parent-style-name="Question">
      <style:text-properties officeooo:rsid="0037af8d" officeooo:paragraph-rsid="0037af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69"><text:a xlink:type="simple" xlink:href="#__RefHeading__31345316" text:style-name="Index_20_Link" text:visited-style-name="Index_20_Link">Overview<text:tab/>5</text:a></text:p>
          <text:p text:style-name="P68"><text:a xlink:type="simple" xlink:href="#__RefHeading__16232_1510295094" text:style-name="Index_20_Link" text:visited-style-name="Index_20_Link">Features<text:tab/>5</text:a></text:p>
          <text:p text:style-name="P68"><text:a xlink:type="simple" xlink:href="#__RefHeading__16234_1510295094" text:style-name="Index_20_Link" text:visited-style-name="Index_20_Link">Requirements<text:tab/>5</text:a></text:p>
          <text:p text:style-name="P68"><text:a xlink:type="simple" xlink:href="#__RefHeading__16236_1510295094" text:style-name="Index_20_Link" text:visited-style-name="Index_20_Link">Supported entry types<text:tab/>6</text:a></text:p>
          <text:p text:style-name="P69"><text:a xlink:type="simple" xlink:href="#__RefHeading__16238_1510295094" text:style-name="Index_20_Link" text:visited-style-name="Index_20_Link">Installation<text:tab/>7</text:a></text:p>
          <text:p text:style-name="P68"><text:a xlink:type="simple" xlink:href="#__RefHeading__16240_1510295094" text:style-name="Index_20_Link" text:visited-style-name="Index_20_Link">Packages<text:tab/>7</text:a></text:p>
          <text:p text:style-name="P68"><text:a xlink:type="simple" xlink:href="#__RefHeading__31496503" text:style-name="Index_20_Link" text:visited-style-name="Index_20_Link">Network connection key files<text:tab/>7</text:a></text:p>
          <text:p text:style-name="P69"><text:a xlink:type="simple" xlink:href="#__RefHeading__16242_1510295094" text:style-name="Index_20_Link" text:visited-style-name="Index_20_Link">Usage<text:tab/>8</text:a></text:p>
          <text:p text:style-name="P68"><text:a xlink:type="simple" xlink:href="#__RefHeading__16244_1510295094" text:style-name="Index_20_Link" text:visited-style-name="Index_20_Link">Creating archives<text:tab/>8</text:a></text:p>
          <text:p text:style-name="P70"><text:a xlink:type="simple" xlink:href="#__RefHeading__16246_1510295094" text:style-name="Index_20_Link" text:visited-style-name="Index_20_Link">File archives<text:tab/>9</text:a></text:p>
          <text:p text:style-name="P70"><text:a xlink:type="simple" xlink:href="#__RefHeading__16248_1510295094" text:style-name="Index_20_Link" text:visited-style-name="Index_20_Link">Image archives<text:tab/>9</text:a></text:p>
          <text:p text:style-name="P68"><text:a xlink:type="simple" xlink:href="#__RefHeading__16250_1510295094" text:style-name="Index_20_Link" text:visited-style-name="Index_20_Link">List archives and directory content<text:tab/>10</text:a></text:p>
          <text:p text:style-name="P68"><text:a xlink:type="simple" xlink:href="#__RefHeading__16252_1510295094" text:style-name="Index_20_Link" text:visited-style-name="Index_20_Link">Test archives<text:tab/>11</text:a></text:p>
          <text:p text:style-name="P68"><text:a xlink:type="simple" xlink:href="#__RefHeading__16254_1510295094" text:style-name="Index_20_Link" text:visited-style-name="Index_20_Link">Compare archives<text:tab/>11</text:a></text:p>
          <text:p text:style-name="P68"><text:a xlink:type="simple" xlink:href="#__RefHeading__16256_1510295094" text:style-name="Index_20_Link" text:visited-style-name="Index_20_Link">Extract archives<text:tab/>11</text:a></text:p>
          <text:p text:style-name="P68"><text:a xlink:type="simple" xlink:href="#__RefHeading__16258_1510295094" text:style-name="Index_20_Link" text:visited-style-name="Index_20_Link">Incremental/Differential archives<text:tab/>12</text:a></text:p>
          <text:p text:style-name="P68"><text:a xlink:type="simple" xlink:href="#__RefHeading__16260_1510295094" text:style-name="Index_20_Link" text:visited-style-name="Index_20_Link">Compress archives<text:tab/>13</text:a></text:p>
          <text:p text:style-name="P68"><text:a xlink:type="simple" xlink:href="#__RefHeading__16262_1510295094" text:style-name="Index_20_Link" text:visited-style-name="Index_20_Link">Encrypt archives<text:tab/>14</text:a></text:p>
          <text:p text:style-name="P70"><text:a xlink:type="simple" xlink:href="#__RefHeading__16264_1510295094" text:style-name="Index_20_Link" text:visited-style-name="Index_20_Link">Asymmetric encryption<text:tab/>15</text:a></text:p>
          <text:p text:style-name="P68"><text:a xlink:type="simple" xlink:href="#__RefHeading__29676110" text:style-name="Index_20_Link" text:visited-style-name="Index_20_Link">Split archives<text:tab/>16</text:a></text:p>
          <text:p text:style-name="P68"><text:a xlink:type="simple" xlink:href="#__RefHeading__16266_1510295094" text:style-name="Index_20_Link" text:visited-style-name="Index_20_Link">Store archives<text:tab/>16</text:a></text:p>
          <text:p text:style-name="P70"><text:a xlink:type="simple" xlink:href="#__RefHeading__31224310" text:style-name="Index_20_Link" text:visited-style-name="Index_20_Link">File system<text:tab/>16</text:a></text:p>
          <text:p text:style-name="P70"><text:a xlink:type="simple" xlink:href="#__RefHeading__33452803" text:style-name="Index_20_Link" text:visited-style-name="Index_20_Link">Remote server (FTP/SCP/SFTP/WebDAV)<text:tab/>17</text:a></text:p>
          <text:p text:style-name="P70"><text:a xlink:type="simple" xlink:href="#__RefHeading__16268_1510295094" text:style-name="Index_20_Link" text:visited-style-name="Index_20_Link">CD/DVD/BD<text:tab/>17</text:a></text:p>
          <text:p text:style-name="P70"><text:a xlink:type="simple" xlink:href="#__RefHeading__33455003" text:style-name="Index_20_Link" text:visited-style-name="Index_20_Link">Device<text:tab/>18</text:a></text:p>
          <text:p text:style-name="P69"><text:a xlink:type="simple" xlink:href="#__RefHeading__29694130" text:style-name="Index_20_Link" text:visited-style-name="Index_20_Link">Server<text:tab/>19</text:a></text:p>
          <text:p text:style-name="P68"><text:a xlink:type="simple" xlink:href="#__RefHeading__16270_1510295094" text:style-name="Index_20_Link" text:visited-style-name="Index_20_Link">Daemon<text:tab/>19</text:a></text:p>
          <text:p text:style-name="P70"><text:a xlink:type="simple" xlink:href="#__RefHeading__7119_1531997487" text:style-name="Index_20_Link" text:visited-style-name="Index_20_Link">Ports<text:tab/>19</text:a></text:p>
          <text:p text:style-name="P70"><text:a xlink:type="simple" xlink:href="#__RefHeading__6783_1531997487" text:style-name="Index_20_Link" text:visited-style-name="Index_20_Link">Firewall<text:tab/>19</text:a></text:p>
          <text:p text:style-name="P68"><text:a xlink:type="simple" xlink:href="#__RefHeading__16272_1510295094" text:style-name="Index_20_Link" text:visited-style-name="Index_20_Link">Database<text:tab/>20</text:a></text:p>
          <text:p text:style-name="P70"><text:a xlink:type="simple" xlink:href="#__RefHeading__8614_961238848" text:style-name="Index_20_Link" text:visited-style-name="Index_20_Link">bar-sqlite3<text:tab/>21</text:a></text:p>
          <text:p text:style-name="P68"><text:a xlink:type="simple" xlink:href="#__RefHeading__30626103" text:style-name="Index_20_Link" text:visited-style-name="Index_20_Link">Graphical front end<text:tab/>21</text:a></text:p>
          <text:p text:style-name="P70"><text:a xlink:type="simple" xlink:href="#__RefHeading__16274_1510295094" text:style-name="Index_20_Link" text:visited-style-name="Index_20_Link">Status tab<text:tab/>22</text:a></text:p>
          <text:p text:style-name="P70"><text:a xlink:type="simple" xlink:href="#__RefHeading__16276_1510295094" text:style-name="Index_20_Link" text:visited-style-name="Index_20_Link">Jobs tab<text:tab/>23</text:a></text:p>
          <text:p text:style-name="P71"><text:a xlink:type="simple" xlink:href="#__RefHeading__16278_1510295094" text:style-name="Index_20_Link" text:visited-style-name="Index_20_Link">Entries<text:tab/>23</text:a></text:p>
          <text:p text:style-name="P71"><text:a xlink:type="simple" xlink:href="#__RefHeading__16280_1510295094" text:style-name="Index_20_Link" text:visited-style-name="Index_20_Link">Images<text:tab/>24</text:a></text:p>
          <text:p text:style-name="P71"><text:a xlink:type="simple" xlink:href="#__RefHeading__16282_1510295094" text:style-name="Index_20_Link" text:visited-style-name="Index_20_Link">Filters &amp; Mounts<text:tab/>25</text:a></text:p>
          <text:p text:style-name="P71"><text:a xlink:type="simple" xlink:href="#__RefHeading__30546110" text:style-name="Index_20_Link" text:visited-style-name="Index_20_Link">Storage<text:tab/>26</text:a></text:p>
          <text:p text:style-name="P71"><text:a xlink:type="simple" xlink:href="#__RefHeading__14185_608817561" text:style-name="Index_20_Link" text:visited-style-name="Index_20_Link">Scripts<text:tab/>28</text:a></text:p>
          <text:p text:style-name="P71"><text:a xlink:type="simple" xlink:href="#__RefHeading__16284_1510295094" text:style-name="Index_20_Link" text:visited-style-name="Index_20_Link">Schedule<text:tab/>28</text:a></text:p>
          <text:p text:style-name="P70"><text:a xlink:type="simple" xlink:href="#__RefHeading__16286_1510295094" text:style-name="Index_20_Link" text:visited-style-name="Index_20_Link">Restore tab<text:tab/>29</text:a></text:p>
          <text:p text:style-name="P70"><text:a xlink:type="simple" xlink:href="#__RefHeading__12251_695893263" text:style-name="Index_20_Link" text:visited-style-name="Index_20_Link">Server settings<text:tab/>32</text:a></text:p>
          <text:p text:style-name="P71"><text:a xlink:type="simple" xlink:href="#__RefHeading__12253_695893263" text:style-name="Index_20_Link" text:visited-style-name="Index_20_Link">General<text:tab/>32</text:a></text:p>
          <text:p text:style-name="P71"><text:a xlink:type="simple" xlink:href="#__RefHeading__12255_695893263" text:style-name="Index_20_Link" text:visited-style-name="Index_20_Link">Servers<text:tab/>32</text:a></text:p>
          <text:p text:style-name="P71"><text:a xlink:type="simple" xlink:href="#__RefHeading__12257_695893263" text:style-name="Index_20_Link" text:visited-style-name="Index_20_Link">Commands<text:tab/>33</text:a></text:p>
          <text:p text:style-name="P71"><text:a xlink:type="simple" xlink:href="#__RefHeading__12259_695893263" text:style-name="Index_20_Link" text:visited-style-name="Index_20_Link">Verbosity &amp; Log<text:tab/>34</text:a></text:p>
          <text:p text:style-name="P69"><text:a xlink:type="simple" xlink:href="#__RefHeading__16288_1510295094" text:style-name="Index_20_Link" text:visited-style-name="Index_20_Link">Use cases<text:tab/>35</text:a></text:p>
          <text:p text:style-name="P68"><text:a xlink:type="simple" xlink:href="#__RefHeading__15954_1674148630" text:style-name="Index_20_Link" text:visited-style-name="Index_20_Link">a) Normal backup<text:tab/>35</text:a></text:p>
          <text:p text:style-name="P68"><text:a xlink:type="simple" xlink:href="#__RefHeading__15956_1674148630" text:style-name="Index_20_Link" text:visited-style-name="Index_20_Link">b) Full daily backup with time schedule<text:tab/>35</text:a></text:p>
          <text:p text:style-name="P68"><text:soft-page-break/><text:a xlink:type="simple" xlink:href="#__RefHeading__15958_1674148630" text:style-name="Index_20_Link" text:visited-style-name="Index_20_Link">c) Full weekly backup with time schedule and daily incremental backup<text:tab/>35</text:a></text:p>
          <text:p text:style-name="P68"><text:a xlink:type="simple" xlink:href="#__RefHeading__15960_1674148630" text:style-name="Index_20_Link" text:visited-style-name="Index_20_Link">d) Full weekly backup with daily incremental and continuous backup<text:tab/>36</text:a></text:p>
          <text:p text:style-name="P68"><text:a xlink:type="simple" xlink:href="#__RefHeading__15962_1674148630" text:style-name="Index_20_Link" text:visited-style-name="Index_20_Link">e) Restore single file or directory<text:tab/>36</text:a></text:p>
          <text:p text:style-name="P68"><text:a xlink:type="simple" xlink:href="#__RefHeading__15964_1674148630" text:style-name="Index_20_Link" text:visited-style-name="Index_20_Link">f) Restore full backup<text:tab/>36</text:a></text:p>
          <text:p text:style-name="P69"><text:a xlink:type="simple" xlink:href="#__RefHeading__15744_1674148630" text:style-name="Index_20_Link" text:visited-style-name="Index_20_Link">Appendix<text:tab/>37</text:a></text:p>
          <text:p text:style-name="P68"><text:a xlink:type="simple" xlink:href="#__RefHeading__8616_961238848" text:style-name="Index_20_Link" text:visited-style-name="Index_20_Link">Tools<text:tab/>37</text:a></text:p>
          <text:p text:style-name="P68"><text:a xlink:type="simple" xlink:href="#__RefHeading__30604910" text:style-name="Index_20_Link" text:visited-style-name="Index_20_Link">Archive file name macros<text:tab/>37</text:a></text:p>
          <text:p text:style-name="P68"><text:a xlink:type="simple" xlink:href="#__RefHeading__27593402" text:style-name="Index_20_Link" text:visited-style-name="Index_20_Link">BAR command line options summary<text:tab/>39</text:a></text:p>
          <text:p text:style-name="P70"><text:a xlink:type="simple" xlink:href="#__RefHeading__16290_1510295094" text:style-name="Index_20_Link" text:visited-style-name="Index_20_Link">Basic commands<text:tab/>39</text:a></text:p>
          <text:p text:style-name="P70"><text:a xlink:type="simple" xlink:href="#__RefHeading__16292_1510295094" text:style-name="Index_20_Link" text:visited-style-name="Index_20_Link">Include/Exclude files<text:tab/>40</text:a></text:p>
          <text:p text:style-name="P70"><text:a xlink:type="simple" xlink:href="#__RefHeading__16294_1510295094" text:style-name="Index_20_Link" text:visited-style-name="Index_20_Link">Incremental/Differential archives<text:tab/>41</text:a></text:p>
          <text:p text:style-name="P70"><text:a xlink:type="simple" xlink:href="#__RefHeading__16296_1510295094" text:style-name="Index_20_Link" text:visited-style-name="Index_20_Link">Compression<text:tab/>41</text:a></text:p>
          <text:p text:style-name="P70"><text:a xlink:type="simple" xlink:href="#__RefHeading__16298_1510295094" text:style-name="Index_20_Link" text:visited-style-name="Index_20_Link">Encryption<text:tab/>45</text:a></text:p>
          <text:p text:style-name="P70"><text:a xlink:type="simple" xlink:href="#__RefHeading__29665410" text:style-name="Index_20_Link" text:visited-style-name="Index_20_Link">Splitting<text:tab/>46</text:a></text:p>
          <text:p text:style-name="P70"><text:a xlink:type="simple" xlink:href="#__RefHeading__31202610" text:style-name="Index_20_Link" text:visited-style-name="Index_20_Link">Storage<text:tab/>46</text:a></text:p>
          <text:p text:style-name="P71"><text:a xlink:type="simple" xlink:href="#__RefHeading__16300_1510295094" text:style-name="Index_20_Link" text:visited-style-name="Index_20_Link">File<text:tab/>46</text:a></text:p>
          <text:p text:style-name="P71"><text:a xlink:type="simple" xlink:href="#__RefHeading__33495803" text:style-name="Index_20_Link" text:visited-style-name="Index_20_Link">FTP<text:tab/>46</text:a></text:p>
          <text:p text:style-name="P71"><text:a xlink:type="simple" xlink:href="#__RefHeading__33496803" text:style-name="Index_20_Link" text:visited-style-name="Index_20_Link">SSH<text:tab/>47</text:a></text:p>
          <text:p text:style-name="P71"><text:a xlink:type="simple" xlink:href="#__RefHeading__16302_1510295094" text:style-name="Index_20_Link" text:visited-style-name="Index_20_Link">SCP<text:tab/>47</text:a></text:p>
          <text:p text:style-name="P71"><text:a xlink:type="simple" xlink:href="#__RefHeading__16304_1510295094" text:style-name="Index_20_Link" text:visited-style-name="Index_20_Link">SFTP<text:tab/>48</text:a></text:p>
          <text:p text:style-name="P71"><text:a xlink:type="simple" xlink:href="#__RefHeading__7767_909302912" text:style-name="Index_20_Link" text:visited-style-name="Index_20_Link">WebDAV<text:tab/>48</text:a></text:p>
          <text:p text:style-name="P71"><text:a xlink:type="simple" xlink:href="#__RefHeading__16306_1510295094" text:style-name="Index_20_Link" text:visited-style-name="Index_20_Link">CD/DVD/BD<text:tab/>48</text:a></text:p>
          <text:p text:style-name="P71"><text:a xlink:type="simple" xlink:href="#__RefHeading__33501503" text:style-name="Index_20_Link" text:visited-style-name="Index_20_Link">Device<text:tab/>50</text:a></text:p>
          <text:p text:style-name="P70"><text:a xlink:type="simple" xlink:href="#__RefHeading__16308_1510295094" text:style-name="Index_20_Link" text:visited-style-name="Index_20_Link">Restore<text:tab/>52</text:a></text:p>
          <text:p text:style-name="P70"><text:a xlink:type="simple" xlink:href="#__RefHeading__16310_1510295094" text:style-name="Index_20_Link" text:visited-style-name="Index_20_Link">Server<text:tab/>52</text:a></text:p>
          <text:p text:style-name="P70"><text:a xlink:type="simple" xlink:href="#__RefHeading__13949_1679799926" text:style-name="Index_20_Link" text:visited-style-name="Index_20_Link">Index database<text:tab/>53</text:a></text:p>
          <text:p text:style-name="P70"><text:a xlink:type="simple" xlink:href="#__RefHeading__10437_873480820" text:style-name="Index_20_Link" text:visited-style-name="Index_20_Link">Continuous database<text:tab/>54</text:a></text:p>
          <text:p text:style-name="P70"><text:a xlink:type="simple" xlink:href="#__RefHeading__13951_1679799926" text:style-name="Index_20_Link" text:visited-style-name="Index_20_Link">Logging<text:tab/>55</text:a></text:p>
          <text:p text:style-name="P70"><text:a xlink:type="simple" xlink:href="#__RefHeading__16312_1510295094" text:style-name="Index_20_Link" text:visited-style-name="Index_20_Link">Miscellaneous<text:tab/>55</text:a></text:p>
          <text:p text:style-name="P68"><text:a xlink:type="simple" xlink:href="#__RefHeading__16314_1510295094" text:style-name="Index_20_Link" text:visited-style-name="Index_20_Link">BAR configuration and job files<text:tab/>59</text:a></text:p>
          <text:p text:style-name="P70"><text:a xlink:type="simple" xlink:href="#__RefHeading__16316_1510295094" text:style-name="Index_20_Link" text:visited-style-name="Index_20_Link">Additional configuration entries<text:tab/>59</text:a></text:p>
          <text:p text:style-name="P70"><text:a xlink:type="simple" xlink:href="#__RefHeading__16318_1510295094" text:style-name="Index_20_Link" text:visited-style-name="Index_20_Link">Block configuration entries<text:tab/>60</text:a></text:p>
          <text:p text:style-name="P71"><text:a xlink:type="simple" xlink:href="#__RefHeading__14674_1674148630" text:style-name="Index_20_Link" text:visited-style-name="Index_20_Link">File server<text:tab/>60</text:a></text:p>
          <text:p text:style-name="P71"><text:a xlink:type="simple" xlink:href="#__RefHeading__16320_1510295094" text:style-name="Index_20_Link" text:visited-style-name="Index_20_Link">FTP server<text:tab/>60</text:a></text:p>
          <text:p text:style-name="P71"><text:a xlink:type="simple" xlink:href="#__RefHeading__16322_1510295094" text:style-name="Index_20_Link" text:visited-style-name="Index_20_Link">SSH/SCP/SFTP server<text:tab/>61</text:a></text:p>
          <text:p text:style-name="P71"><text:a xlink:type="simple" xlink:href="#__RefHeading__9029_1272517093" text:style-name="Index_20_Link" text:visited-style-name="Index_20_Link">WebDAV server<text:tab/>61</text:a></text:p>
          <text:p text:style-name="P71"><text:a xlink:type="simple" xlink:href="#__RefHeading__9031_1272517093" text:style-name="Index_20_Link" text:visited-style-name="Index_20_Link">Device<text:tab/>61</text:a></text:p>
          <text:p text:style-name="P71"><text:a xlink:type="simple" xlink:href="#__RefHeading__9033_1272517093" text:style-name="Index_20_Link" text:visited-style-name="Index_20_Link">Schedule<text:tab/>62</text:a></text:p>
          <text:p text:style-name="P70"><text:a xlink:type="simple" xlink:href="#__RefHeading__16326_1510295094" text:style-name="Index_20_Link" text:visited-style-name="Index_20_Link">Example configuration file<text:tab/>62</text:a></text:p>
          <text:p text:style-name="P68"><text:a xlink:type="simple" xlink:href="#__RefHeading__32474025" text:style-name="Index_20_Link" text:visited-style-name="Index_20_Link">BARControl command line options summary<text:tab/>63</text:a></text:p>
          <text:p text:style-name="P68"><text:a xlink:type="simple" xlink:href="#__RefHeading__16328_1510295094" text:style-name="Index_20_Link" text:visited-style-name="Index_20_Link">BARControl configuration file<text:tab/>65</text:a></text:p>
          <text:p text:style-name="P68"><text:a xlink:type="simple" xlink:href="#__RefHeading__16330_1510295094" text:style-name="Index_20_Link" text:visited-style-name="Index_20_Link">Exit codes<text:tab/>66</text:a></text:p>
          <text:p text:style-name="P68"><text:a xlink:type="simple" xlink:href="#__RefHeading__29596110" text:style-name="Index_20_Link" text:visited-style-name="Index_20_Link">Archive file format<text:tab/>66</text:a></text:p>
          <text:p text:style-name="P68"><text:a xlink:type="simple" xlink:href="#__RefHeading__35624716" text:style-name="Index_20_Link" text:visited-style-name="Index_20_Link">Compilation<text:tab/>67</text:a></text:p>
          <text:p text:style-name="P68"><text:a xlink:type="simple" xlink:href="#__RefHeading__16332_1510295094" text:style-name="Index_20_Link" text:visited-style-name="Index_20_Link">Development<text:tab/>71</text:a></text:p>
          <text:p text:style-name="P69"><text:a xlink:type="simple" xlink:href="#__RefHeading__31406103" text:style-name="Index_20_Link" text:visited-style-name="Index_20_Link">Frequently asked questions<text:tab/>71</text:a></text:p>
          <text:p text:style-name="P69"><text:a xlink:type="simple" xlink:href="#__RefHeading__16334_1510295094" text:style-name="Index_20_Link" text:visited-style-name="Index_20_Link">Contact and bug reports<text:tab/>77</text:a></text:p>
          <text:p text:style-name="P69"><text:a xlink:type="simple" xlink:href="#__RefHeading__16336_1510295094" text:style-name="Index_20_Link" text:visited-style-name="Index_20_Link">License<text:tab/>78</text:a></text:p>
          <text:p text:style-name="P69"><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5">Figure 1: Graphical front end main window (status tab)<text:tab/>22</text:p>
          <text:p text:style-name="P75">Figure 2: Entries<text:tab/>24</text:p>
          <text:p text:style-name="P75">Figure 3: Images<text:tab/>25</text:p>
          <text:p text:style-name="P75">Figure 4: Filters and mounts<text:tab/>26</text:p>
          <text:p text:style-name="P75">Figure 5: Storage<text:tab/>26</text:p>
          <text:p text:style-name="P75">Figure 6: Archive name editor<text:tab/>27</text:p>
          <text:p text:style-name="P75">Figure 7: Scripts<text:tab/>28</text:p>
          <text:p text:style-name="P75">Figure 8: Scheduler<text:tab/>29</text:p>
          <text:p text:style-name="P75">Figure 9: Restoring files<text:tab/>30</text:p>
          <text:p text:style-name="P75">Figure 10: Restore dialog<text:tab/>31</text:p>
          <text:p text:style-name="P75">Figure 11: Server general settings<text:tab/>32</text:p>
          <text:p text:style-name="P75">Figure 12: Servers settings<text:tab/>33</text:p>
          <text:p text:style-name="P75">Figure 13: Server command settings<text:tab/>34</text:p>
          <text:p text:style-name="P75">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3">Table 1: Supported entries<text:tab/>6</text:p>
          <text:p text:style-name="P73">Table 2: Certificates and key files<text:tab/>7</text:p>
          <text:p text:style-name="P73">Table 3: Archive part and medium sizes<text:tab/>18</text:p>
          <text:p text:style-name="P73">Table 4: Server ports<text:tab/>19</text:p>
          <text:p text:style-name="P73">Table 5: Archive file name macros<text:tab/>38</text:p>
          <text:p text:style-name="P73">Table 6: Pattern types<text:tab/>40</text:p>
          <text:p text:style-name="P73">Table 7: Compression algorithms<text:tab/>44</text:p>
          <text:p text:style-name="P73">Table 8: Encryption algorithms<text:tab/>45</text:p>
          <text:p text:style-name="P73">Table 9: Log information types<text:tab/>55</text:p>
          <text:p text:style-name="P73">Table 10: Verbosity levels<text:tab/>58</text:p>
          <text:p text:style-name="P73">Table 11: BAR exit codes<text:tab/>66</text:p>
          <text:p text:style-name="P73">Table 12: Compilation packages<text:tab/>69</text:p>
          <text:p text:style-name="P73">Table 13: Tests<text:tab/>70</text:p>
        </text:index-body>
      </text:table-index>
      <text:p text:style-name="Text_20_body"/>
      <text:h text:style-name="P79" text:outline-level="1"/>
      <text:h text:style-name="P80"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746076207997299965" text:style-name="L1">
        <text:list-item>
          <text:p text:style-name="P110">create, list, test, compare and extract archives of files and disk images,</text:p>
        </text:list-item>
      </text:list>
      <text:list xml:id="list3717927083657710746"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7843083932181291275" text:style-name="L2">
        <text:list-item>
          <text:p text:style-name="P111">glibc 2.3.2 or higher</text:p>
        </text:list-item>
      </text:list>
      <text:list xml:id="list91548237076522" text:continue-list="list3717927083657710746" text:style-name="List_20_1">
        <text:list-item>
          <text:p text:style-name="List_20_1"><text:span text:style-name="Name">BAR</text:span> binary</text:p>
        </text:list-item>
      </text:list>
      <text:list xml:id="list1078092437006198168" text:style-name="L3">
        <text:list-item>
          <text:p text:style-name="P10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4529549931623560872" text:style-name="L4">
        <text:list-item>
          <text:p text:style-name="P112">cdrecord [<text:reference-ref text:reference-format="text" text:ref-name="cdrtools">cdrtools</text:reference-ref>]</text:p>
        </text:list-item>
      </text:list>
      <text:list xml:id="list91549131757121" text:continue-list="list91548237076522" text:style-name="List_20_1">
        <text:list-item>
          <text:p text:style-name="List_20_1">growisofs [<text:reference-ref text:reference-format="text" text:ref-name="growisofs">growisofs</text:reference-ref>]</text:p>
        </text:list-item>
      </text:list>
      <text:list xml:id="list91549470990632" text:continue-list="list4529549931623560872" text:style-name="L4">
        <text:list-item>
          <text:p text:style-name="P99">mkisofs, <text:span text:style-name="T61">dvd+rw-format</text:span> [<text:reference-ref text:reference-format="text" text:ref-name="dvd+rw-tools">dvd+rw-tools</text:reference-ref>]</text:p>
        </text:list-item>
      </text:list>
      <text:list xml:id="list91550166844362" text:continue-list="list91549131757121"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6637341105929277571" text:style-name="L5">
        <text:list-item>
          <text:p text:style-name="P113">C/<text:span text:style-name="T65">C++</text:span> development environment with gcc, <text:span text:style-name="T64">g++</text:span></text:p>
        </text:list-item>
      </text:list>
      <text:list xml:id="list91548279548358" text:continue-list="list91550166844362" text:style-name="List_20_1">
        <text:list-item>
          <text:p text:style-name="List_20_1">GNU make</text:p>
        </text:list-item>
        <text:list-item>
          <text:p text:style-name="List_20_1">m4</text:p>
        </text:list-item>
        <text:list-item>
          <text:p text:style-name="P98">xgettext</text:p>
        </text:list-item>
        <text:list-item>
          <text:p text:style-name="List_20_1">perl</text:p>
        </text:list-item>
        <text:list-item>
          <text:p text:style-name="P89">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91549770884799"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27">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2213174954304711899" text:style-name="L6">
        <text:list-item>
          <text:p text:style-name="P114"><text:bookmark-start text:name="__DdeLink__11097_1674148630"/>&lt;name&gt; stay for a parameter, e. g. a name or some text,</text:p>
        </text:list-item>
      </text:list>
      <text:list xml:id="list91549545641690" text:continue-list="list91549770884799"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91548717481566" text:continue-list="list2213174954304711899" text:style-name="L6">
        <text:list-item>
          <text:p text:style-name="P102">&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91548447956183" text:continue-list="list91549545641690"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4">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7650129205353974040" text:style-name="L7">
        <text:list-item>
          <text:p text:style-name="P115">ext2</text:p>
        </text:list-item>
      </text:list>
      <text:list xml:id="list91548700189191" text:continue-list="list91548447956183"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91548212889409" text:continue-list="list7650129205353974040" text:style-name="L7">
        <text:list-item>
          <text:p text:style-name="P90">ext4</text:p>
        </text:list-item>
      </text:list>
      <text:p text:style-name="Text_20_body_20_Start">Experimental, but no longer supported files systems are:</text:p>
      <text:list xml:id="list91550229618950" text:continue-numbering="true" text:style-name="L7">
        <text:list-item>
          <text:p text:style-name="P90">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91549115701585" text:continue-list="list91548700189191"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5">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5">&lt;path&gt;/&lt;archive name&gt;&lt;date&gt;&lt;number&gt;.bar</text:p>
      <text:p text:style-name="Text_20_body_20_Start">will create an incremental data file with the name</text:p>
      <text:p text:style-name="P26">&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28"><text:soft-page-break/>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5">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91549967481148"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text:soft-page-break/>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text:soft-page-break/>--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ext:soft-page-break/>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1006968"/><text:alphabetical-index-mark-start text:id="IMark60995384"/>URI<text:alphabetical-index-mark-end text:id="IMark60995384"/><text:alphabetical-index-mark-end text:id="IMark6100696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text:soft-page-break/>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58">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59">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4">38523</text:p>
          </table:table-cell>
          <table:table-cell table:style-name="Table1.B3" office:value-type="string">
            <text:p text:style-name="P4">plain connection</text:p>
          </table:table-cell>
          <table:table-cell table:style-name="Table1.C3" office:value-type="string">
            <text:p text:style-name="P4">--server-port=&lt;n&gt;</text:p>
          </table:table-cell>
        </table:table-row>
        <table:table-row>
          <table:table-cell table:style-name="Table1.A3" office:value-type="string">
            <text:p text:style-name="P4">38524</text:p>
          </table:table-cell>
          <table:table-cell table:style-name="Table1.B3" office:value-type="string">
            <text:p text:style-name="P4">TLS (SSL) connection</text:p>
          </table:table-cell>
          <table:table-cell table:style-name="Table1.C3"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6">periodically checked and </text:span>added automatically if</text:p>
      <text:list xml:id="list91549182177287" text:continue-numbering="true" text:style-name="List_20_1">
        <text:list-item>
          <text:p text:style-name="P120">the archive files are stored either in the file system, on a ftp server, scp/sftp server, or a we<text:span text:style-name="T26">bdav</text:span> server and</text:p>
        </text:list-item>
        <text:list-item>
          <text:p text:style-name="P100">the name suffix is <text:span text:style-name="Filename">.bar,</text:span> and</text:p>
        </text:list-item>
        <text:list-item>
          <text:p text:style-name="P108">if the archives can be decrypted which means the running <text:span text:style-name="Name">BAR</text:span> server has the required pass phrase stored in the internal pass phrase cache and the required private key file.</text:p>
        </text:list-item>
      </text:list>
      <text:p text:style-name="P51"><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49"><text:soft-page-break/><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29">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6">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91550190874614"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span></text:p>
        </text:list-item>
      </text:list>
      <text:p text:style-name="Note">Note: be careful with this option! An existing database is deleted when a new one is created</text:p>
      <text:list xml:id="list91549993039752" text:continue-numbering="true" text:style-name="List_20_1">
        <text:list-item>
          <text:p text:style-name="P91"><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91"><text:span text:style-name="Option">‑‑</text:span><text:span text:style-name="Option"><text:span text:style-name="T50">create-newest</text:span></text:span><text:span text:style-name="T50">: re-create all newest data in the database. It deletes all existing newest data in the database and re-creates it from the entries data.</text:span></text:p>
        </text:list-item>
        <text:list-item>
          <text:p text:style-name="P91"><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29">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text:soft-page-break/>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48"><draw:frame draw:style-name="fr1" draw:name="Frame1" text:anchor-type="paragraph" svg:width="112.2mm" style:rel-width="66%" draw:z-index="0"><draw:text-box fo:min-height="102.87mm"><text:p text:style-name="Figure"><draw:frame draw:style-name="fr7" draw:name="graphics1" text:anchor-type="paragraph" svg:width="112.2mm" style:rel-width="100%" svg:height="93.61mm" style:rel-height="91%" draw:z-index="8"><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17">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91549484092563"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text:soft-page-break/>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57">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0">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4771902861048521987" text:style-name="L8">
        <text:list-item>
          <text:p text:style-name="P77"><text:span text:style-name="T38">remote host to run the job </text:span><text:span text:style-name="Number_20_Mark"><text:span text:style-name="T38">B</text:span></text:span></text:p>
        </text:list-item>
        <text:list-item>
          <text:p text:style-name="P76">included entry names</text:p>
        </text:list-item>
      </text:list>
      <text:list xml:id="list91550254926550" text:continue-list="list91549484092563" text:style-name="List_20_1">
        <text:list-item>
          <text:p text:style-name="List_20_1">included images</text:p>
        </text:list-item>
        <text:list-item>
          <text:p text:style-name="P92">filters and mounts</text:p>
        </text:list-item>
        <text:list-item>
          <text:p text:style-name="List_20_1">storage information</text:p>
        </text:list-item>
        <text:list-item>
          <text:p text:style-name="P92">scripts</text:p>
        </text:list-item>
        <text:list-item>
          <text:p text:style-name="P93">schedule information</text:p>
        </text:list-item>
        <text:list-item>
          <text:p text:style-name="P103">comments</text:p>
        </text:list-item>
      </text:list>
      <text:p text:style-name="Table_20_Contents">The jobs tab have some sub-tabs to edit these pieces of data.</text:p>
      <text:h text:style-name="P85" text:outline-level="4"><text:bookmark-start text:name="__RefHeading__16278_1510295094"/>Entries<text:bookmark-end text:name="__RefHeading__16278_1510295094"/></text:h>
      <text:p text:style-name="P52">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7" draw:name="graphics2" text:anchor-type="paragraph" svg:width="111.39mm" svg:height="93.13mm" draw:z-index="9"><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text:soft-page-break/>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7" draw:name="graphics3" text:anchor-type="paragraph" svg:width="111.39mm" svg:height="93.13mm"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18"><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18"><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0" text:note-class="footnote"><text:note-citation>10</text:note-citation><text:note-body><text:p text:style-name="P43">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111.39mm" draw:z-index="3"><draw:text-box fo:min-height="93.13mm"><text:p text:style-name="Figure"><draw:frame draw:style-name="fr8" draw:name="graphics4" text:anchor-type="paragraph" svg:width="111.39mm" svg:height="93.13mm" draw:z-index="10"><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18"><draw:frame draw:style-name="fr2" draw:name="Frame5" text:anchor-type="paragraph" svg:width="111.39mm" draw:z-index="17"><draw:text-box fo:min-height="93.13mm"><text:p text:style-name="Filters"><draw:frame draw:style-name="fr8" draw:name="graphics5" text:anchor-type="paragraph" svg:width="111.39mm" svg:height="93.13mm" draw:z-index="18"><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4.23mm" svg:height="4.23mm" draw:z-index="12"><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13"><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53"><draw:frame draw:style-name="fr2" draw:name="Frame6" text:anchor-type="paragraph" svg:width="112.2mm" style:rel-width="66%" svg:height="86.45mm" draw:z-index="15"><draw:text-box fo:min-height="35%"><text:p text:style-name="Figure"><draw:frame draw:style-name="fr11" draw:name="Image5" text:anchor-type="paragraph" svg:width="170mm" style:rel-width="100%" svg:height="118.96mm" style:rel-height="scale" draw:z-index="16"><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86" text:outline-level="4"><text:bookmark-start text:name="__RefHeading__14185_608817561"/><text:soft-page-break/>Scripts<text:bookmark-end text:name="__RefHeading__14185_608817561"/></text:h>
      <text:p text:style-name="P19"><draw:frame draw:style-name="fr3" draw:name="Frame14" text:anchor-type="paragraph" svg:width="112.2mm" style:rel-width="66%" svg:height="94.23mm" style:rel-height="scale-min" draw:z-index="19"><draw:text-box><text:p text:style-name="Figure"><draw:frame draw:style-name="fr11" draw:name="Image9" text:anchor-type="paragraph" svg:width="112.2mm" style:rel-width="100%" svg:height="94.23mm" style:rel-height="scale" draw:z-index="20"><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0">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111.39mm" draw:z-index="4"><draw:text-box fo:min-height="93.13mm"><text:p text:style-name="Figure"><draw:frame draw:style-name="fr8" draw:name="graphics6" text:anchor-type="paragraph" svg:width="111.39mm" svg:height="93.13mm" draw:z-index="11"><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50">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2" text:note-class="footnote"><text:note-citation>12</text:note-citation><text:note-body><text:p text:style-name="P39">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4">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14">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3" text:note-class="footnote"><text:note-citation>13</text:note-citation><text:note-body><text:p text:style-name="P38">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2">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2">If one or more archives are selected in the top list only entries in those archives are listed in the bottom list. With the <draw:frame draw:style-name="fr9" draw:name="Image6" text:anchor-type="as-char" svg:width="3.88mm" svg:height="3.88mm" draw:z-index="27"><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28"><draw:image xlink:href="Pictures/100000000000000B0000000BA2508365.png" xlink:type="simple" xlink:show="embed" xlink:actuate="onLoad"/></draw:frame> button the selection can be cleared.</text:p>
      <text:p text:style-name="P15"><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14"><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100.86mm" draw:z-index="5"><draw:text-box fo:min-height="84.54mm"><text:p text:style-name="Figure"><draw:frame draw:style-name="fr12" draw:name="graphics9" text:anchor-type="paragraph" svg:width="100.86mm" svg:height="84.31mm" draw:z-index="7"><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143.26mm" draw:z-index="21"><draw:text-box fo:min-height="58%" fo:min-width="112.2mm"><text:p text:style-name="Figure"><draw:frame draw:style-name="fr11" draw:name="Image8" text:anchor-type="paragraph" svg:width="170mm" style:rel-width="100%" svg:height="142.68mm" style:rel-height="scale" draw:z-index="22"><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83"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4" text:note-class="footnote"><text:note-citation>14</text:note-citation><text:note-body><text:p text:style-name="P37">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91549864835573" text:continue-numbering="true" text:style-name="List_20_1">
        <text:list-item>
          <text:p text:style-name="P94"><text:span text:style-name="T47">temporary directory </text:span><text:span text:style-name="Number_20_Mark"><text:span text:style-name="T47">B</text:span></text:span><text:span text:style-name="T47">,</text:span></text:p>
        </text:list-item>
        <text:list-item>
          <text:p text:style-name="P94"><text:span text:style-name="T47">the nice level </text:span><text:span text:style-name="Number_20_Mark"><text:span text:style-name="T47">C</text:span></text:span><text:span text:style-name="T47">,</text:span></text:p>
        </text:list-item>
        <text:list-item>
          <text:p text:style-name="P94"><text:span text:style-name="T47">the max. number of compress and encryption threads </text:span><text:span text:style-name="Number_20_Mark"><text:span text:style-name="T47">D</text:span></text:span><text:span text:style-name="T47">,</text:span></text:p>
        </text:list-item>
        <text:list-item>
          <text:p text:style-name="P94"><text:span text:style-name="T47">the minimal compress size </text:span><text:span text:style-name="Number_20_Mark"><text:span text:style-name="T47">E</text:span></text:span><text:span text:style-name="T47">,</text:span></text:p>
        </text:list-item>
        <text:list-item>
          <text:p text:style-name="P95">the jobs directory <text:span text:style-name="Number_20_Mark">F</text:span>,</text:p>
        </text:list-item>
        <text:list-item>
          <text:p text:style-name="P95">the max. size of files included in a continuous backup <text:span text:style-name="Number_20_Mark">G</text:span>,</text:p>
        </text:list-item>
        <text:list-item>
          <text:p text:style-name="P95">the file name of the index database <text:span text:style-name="Number_20_Mark">H</text:span> and if index auto-updates should be active <text:span text:style-name="Number_20_Mark">I</text:span>,</text:p>
        </text:list-item>
        <text:list-item>
          <text:p text:style-name="P95"><draw:frame draw:style-name="fr4" draw:name="Frame9" text:anchor-type="paragraph" svg:y="6.86mm" style:rel-width="66%" svg:height="71.3mm" draw:z-index="23"><draw:text-box fo:min-height="30%" fo:min-width="112.2mm"><text:p text:style-name="Figure"><draw:frame draw:style-name="fr11" draw:name="Image1" text:anchor-type="paragraph" svg:width="163.65mm" style:rel-width="100%" svg:height="89.09mm" style:rel-height="scale" draw:z-index="24"><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6">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1"><draw:frame draw:style-name="fr5" draw:name="Frame10" text:anchor-type="paragraph" svg:x="0mm" svg:y="15.08mm" style:rel-width="100%" svg:height="71.63mm" draw:z-index="25"><draw:text-box fo:min-height="29%" fo:min-width="170mm"><text:p text:style-name="Figure"><draw:frame draw:style-name="fr11" draw:name="Image2" text:anchor-type="paragraph" svg:width="170mm" style:rel-width="100%" svg:height="92.55mm" style:rel-height="scale" draw:z-index="26"><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56">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91550052046314" text:continue-numbering="true" text:style-name="List_20_1">
        <text:list-item>
          <text:p text:style-name="P96">log <text:span text:style-name="T48">level </text:span><text:span text:style-name="Number_20_Mark"><text:span text:style-name="T48">B</text:span></text:span><text:span text:style-name="T48">,</text:span></text:p>
        </text:list-item>
        <text:list-item>
          <text:p text:style-name="P96"><text:span text:style-name="T48">the log </text:span>types <text:span text:style-name="Number_20_Mark"><text:span text:style-name="T48">C</text:span></text:span>,</text:p>
        </text:list-item>
        <text:list-item>
          <text:p text:style-name="P96">the log file name <text:span text:style-name="Number_20_Mark"><text:span text:style-name="T48">D</text:span></text:span>,</text:p>
        </text:list-item>
        <text:list-item>
          <text:p text:style-name="P96">the log format <text:span text:style-name="Number_20_Mark"><text:span text:style-name="T48">E</text:span></text:span><text:span text:style-name="T48"> </text:span>and</text:p>
        </text:list-item>
        <text:list-item>
          <text:p text:style-name="P96"><text:span text:style-name="T32">the</text:span> log post command <text:span text:style-name="Number_20_Mark"><text:span text:style-name="T48">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6190944170825748292"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91549230307595" text:continue-list="list91550052046314"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91548713715269" text:continue-list="list6190944170825748292"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91548548774659" text:continue-list="list91549230307595"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2">The exact time may be later than the specified time if some other jobs are running before.</text:p></text:note-body></text:note> <text:span text:style-name="T20">each day </text:span>as a full backup.</text:p>
      <text:list xml:id="list91549694424889" text:continue-list="list91548713715269"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91549197443928" text:continue-list="list91548548774659" text:style-name="List_20_1">
        <text:list-item>
          <text:p text:style-name="P116">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97">select for <text:span text:style-name="T20">the t</text:span><text:span text:style-name="Name">ype</text:span> <text:span text:style-name="Name">full</text:span></text:p>
        </text:list-item>
        <text:list-item>
          <text:p text:style-name="P9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97"><text:span text:style-name="Name"><text:span text:style-name="T6">select for the type </text:span></text:span><text:span text:style-name="Name"><text:span text:style-name="T2">incremental</text:span></text:span></text:p>
        </text:list-item>
        <text:list-item>
          <text:p text:style-name="P104">verify <text:span text:style-name="T20">that </text:span><text:span text:style-name="Name">enabled</text:span> is checked</text:p>
        </text:list-item>
      </text:list>
      <text:list xml:id="list91548621120831" text:continue-list="list91549694424889"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91549559422526" text:continue-list="list91549197443928" text:style-name="List_20_1">
        <text:list-item>
          <text:p text:style-name="P116">switch to the <text:span text:style-name="Name">Jobs</text:span> tab. In the <text:span text:style-name="Name">Schedule</text:span> sub-tab add a new schedule entry and define * <text:span text:style-name="T20">for the date, <text:s/>time and week day</text:span>.</text:p>
        </text:list-item>
        <text:list-item>
          <text:p text:style-name="P97">select for <text:span text:style-name="T20">the t</text:span><text:span text:style-name="Name">ype</text:span> <text:span text:style-name="Name"><text:span text:style-name="T20">continuous</text:span></text:span></text:p>
        </text:list-item>
        <text:list-item>
          <text:p text:style-name="P105">select some interval time when the continuous backup should be executed. A good choice maybe 30min which means every 30min a backup job is started storing all entries which were changed in the last 30min.</text:p>
        </text:list-item>
      </text:list>
      <text:p text:style-name="P36">Note: continuous backups may require a lot of archive space depending on the size of the files to store, how often the are modified and <text:span text:style-name="T33">time interval </text:span>the backup is executed. </text:p>
      <text:list xml:id="list91550361682147" text:continue-list="list91548621120831"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91548870505160" text:continue-list="list91549559422526" text:style-name="List_20_1">
        <text:list-item>
          <text:p text:style-name="P117"><text:span text:style-name="Name"><text:span text:style-name="T5">switch to the </text:span></text:span><text:span text:style-name="Name"><text:span text:style-name="T3">Restore</text:span></text:span><text:span text:style-name="Name"><text:span text:style-name="T7"> tab</text:span></text:span></text:p>
        </text:list-item>
        <text:list-item>
          <text:p text:style-name="P117"><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17"><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17"><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17"><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91549058929468" text:continue-list="list91550361682147"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91550523469102" text:continue-list="list91548870505160" text:style-name="List_20_1">
        <text:list-item>
          <text:p text:style-name="P117"><text:span text:style-name="Name"><text:span text:style-name="T5">switch to the </text:span></text:span><text:span text:style-name="Name"><text:span text:style-name="T21">Restore</text:span></text:span><text:span text:style-name="Name"><text:span text:style-name="T7"> tab</text:span></text:span></text:p>
        </text:list-item>
        <text:list-item>
          <text:p text:style-name="P117"><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17"><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17"><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79" text:outline-level="1"/>
      <text:h text:style-name="P80" text:outline-level="1"><text:bookmark-start text:name="__RefHeading__15744_1674148630"/>Appendix<text:bookmark-end text:name="__RefHeading__15744_1674148630"/></text:h>
      <text:h text:style-name="P78" text:outline-level="2"><text:bookmark-start text:name="__RefHeading__8616_961238848"/>Tools<text:bookmark-end text:name="__RefHeading__8616_961238848"/></text:h>
      <text:p text:style-name="Text_20_body_20_Start">The following tools are part of <text:span text:style-name="Command">BAR</text:span>:</text:p>
      <text:list xml:id="list91549929388071"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9"><text:soft-page-break/>Note:<text:tab/><text:span text:style-name="Command"><text:span text:style-name="T26">BARC</text:span></text:span><text:span text:style-name="Command">ontrol</text:span> has a nice archive file name editor. See the <draw:frame draw:style-name="fr9" draw:name="graphics12" text:anchor-type="as-char" svg:width="4.23mm" svg:height="4.23mm"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52578008"/>--create<text:alphabetical-index-mark-end text:id="IMark52578008"/>, <text:alphabetical-index-mark-start text:id="IMark61643944"/>-c<text:alphabetical-index-mark-end text:id="IMark61643944"/></text:p>
      <text:p text:style-name="Option_20_Start">Create an archive with files, directories, links, hard links and special files like device-, pipes- and sockets-descriptors.</text:p>
      <text:p text:style-name="Option_20_title"><text:alphabetical-index-mark-start text:id="IMark60170408"/>--image<text:alphabetical-index-mark-end text:id="IMark60170408"/>, <text:alphabetical-index-mark-start text:id="IMark52587256"/>-m<text:alphabetical-index-mark-end text:id="IMark5258725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60170408"/>--list<text:alphabetical-index-mark-end text:id="IMark60170408"/>, <text:alphabetical-index-mark-start text:id="IMark52587256"/>-l<text:alphabetical-index-mark-end text:id="IMark5258725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52578008"/>--test<text:alphabetical-index-mark-end text:id="IMark52578008"/>, <text:alphabetical-index-mark-start text:id="IMark61010024"/>-t<text:alphabetical-index-mark-end text:id="IMark61010024"/></text:p>
      <text:p text:style-name="Option_20_Start">Test content integrity of archives.</text:p>
      <text:p text:style-name="Option_20_title"><text:alphabetical-index-mark-start text:id="IMark60170408"/>--compare<text:alphabetical-index-mark-end text:id="IMark60170408"/>, <text:alphabetical-index-mark-start text:id="IMark52587256"/>-d<text:alphabetical-index-mark-end text:id="IMark52587256"/></text:p>
      <text:p text:style-name="Option_20_Start">Compare content of archives with content in file system.</text:p>
      <text:p text:style-name="Option_20_title"><text:alphabetical-index-mark-start text:id="IMark52578008"/>--extract<text:alphabetical-index-mark-end text:id="IMark52578008"/>, <text:alphabetical-index-mark-start text:id="IMark61010024"/>-x<text:alphabetical-index-mark-end text:id="IMark61010024"/></text:p>
      <text:p text:style-name="Option_20_Start">Extract content of archives.</text:p>
      <text:p text:style-name="Option_20_title"><text:alphabetical-index-mark-start text:id="IMark52587256"/>--generate-keys<text:alphabetical-index-mark-end text:id="IMark5258725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0921192"/>--generate-keys-bits<text:alphabetical-index-mark-end text:id="IMark60921192"/>=&lt;n&gt;</text:p>
      <text:p text:style-name="Option_20_Start">Specify number of bits to use for a RSA key pair. It can be 1024, 2048 or 3072 bits. Default value are 2048 bits.</text:p>
      <text:p text:style-name="Option_20_title"><text:soft-page-break/><text:alphabetical-index-mark-start text:id="IMark52578008"/>--pre-command<text:alphabetical-index-mark-end text:id="IMark52578008"/>=&lt;command&gt;</text:p>
      <text:p text:style-name="Option_20_Start">Command to execute before a job is started.</text:p>
      <text:p text:style-name="Option_20_Start">Available macros: %name.</text:p>
      <text:p text:style-name="Option_20_title"><text:alphabetical-index-mark-start text:id="IMark52587256"/>--post-command<text:alphabetical-index-mark-end text:id="IMark52587256"/>=&lt;command&gt;</text:p>
      <text:p text:style-name="Option_20_Start">Command to execute after a job terminated.</text:p>
      <text:p text:style-name="Option_20_Start">Available macros: %name.</text:p>
      <text:p text:style-name="Option_20_title"><text:alphabetical-index-mark-start text:id="IMark60921192"/>--mount<text:alphabetical-index-mark-end text:id="IMark6092119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1010024"/>--include<text:alphabetical-index-mark-end text:id="IMark61010024"/>=&lt;pattern&gt;, <text:alphabetical-index-mark-start text:id="IMark60170408"/>-#<text:alphabetical-index-mark-end text:id="IMark6017040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52578008"/>--include-command<text:bookmark-start text:name="__DdeLink__11102_1674148630"/><text:alphabetical-index-mark-end text:id="IMark5257800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61632888"/>--exclude<text:alphabetical-index-mark-end text:id="IMark61632888"/>=&lt;pattern&gt;, <text:alphabetical-index-mark-start text:id="IMark61010024"/>-!<text:alphabetical-index-mark-end text:id="IMark6101002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61009416"/>--exclude-command<text:alphabetical-index-mark-end text:id="IMark6100941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60929976"/>--mount<text:alphabetical-index-mark-end text:id="IMark60929976"/>=&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81" text:outline-level="3"><text:bookmark-start text:name="__RefHeading__16294_1510295094"/>Incremental/Differential archives<text:bookmark-end text:name="__RefHeading__16294_1510295094"/></text:h>
      <text:p text:style-name="P30"><text:alphabetical-index-mark-start text:id="IMark52587256"/>--normal<text:alphabetical-index-mark-end text:id="IMark52587256"/></text:p>
      <text:p text:style-name="Option_20_Start">Create a normal archive. No incremental data is used or stored.</text:p>
      <text:p text:style-name="Option_20_title"><text:alphabetical-index-mark-start text:id="IMark61009416"/><text:span text:style-name="T11">--full</text:span><text:alphabetical-index-mark-end text:id="IMark61009416"/><text:span text:style-name="T11">, </text:span><text:alphabetical-index-mark-start text:id="IMark61632888"/><text:span text:style-name="T11">-f</text:span><text:alphabetical-index-mark-end text:id="IMark61632888"/></text:p>
      <text:p text:style-name="Option_20_Start">Create a full archive and store incremental data.</text:p>
      <text:p text:style-name="Option_20_title"><text:alphabetical-index-mark-start text:id="IMark61010024"/><text:span text:style-name="T11">--incremental</text:span><text:alphabetical-index-mark-end text:id="IMark61010024"/><text:span text:style-name="T11">, </text:span><text:alphabetical-index-mark-start text:id="IMark52587256"/><text:span text:style-name="T11">-i</text:span><text:alphabetical-index-mark-end text:id="IMark5258725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48701576"/><text:span text:style-name="T11">--incremental-list-file</text:span><text:alphabetical-index-mark-end text:id="IMark48701576"/><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0"><text:alphabetical-index-mark-start text:id="IMark61010024"/>--differential<text:alphabetical-index-mark-end text:id="IMark61010024"/></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48701576"/>--compress-algorithm<text:alphabetical-index-mark-end text:id="IMark48701576"/>, <text:alphabetical-index-mark-start text:id="IMark52578008"/>-z<text:alphabetical-index-mark-end text:id="IMark5257800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0934520"/>--compress-min-size<text:alphabetical-index-mark-end text:id="IMark6093452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61608824"/>--compress-exclude<text:alphabetical-index-mark-end text:id="IMark6160882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1643944"/>--crypt-algorithm<text:alphabetical-index-mark-end text:id="IMark61643944"/>, <text:alphabetical-index-mark-start text:id="IMark61629288"/>-y<text:alphabetical-index-mark-end text:id="IMark6162928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60170616"/>--crypt-type<text:alphabetical-index-mark-end text:id="IMark60170616"/>=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61656456"/>--crypt-password<text:alphabetical-index-mark-end text:id="IMark6165645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42516600"/>--crypt-public-key<text:alphabetical-index-mark-end text:id="IMark42516600"/>=&lt;file name&gt;</text:p>
      <text:p text:style-name="Option_20_Start">Name of file with the RSA encryption public key.</text:p>
      <text:p text:style-name="Option_20_title"><text:alphabetical-index-mark-start text:id="IMark60171032"/>--crypt-private-key<text:alphabetical-index-mark-end text:id="IMark60171032"/>=&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0170616"/>--archive-part-size<text:alphabetical-index-mark-end text:id="IMark60170616"/>=&lt;size&gt;, <text:alphabetical-index-mark-start text:id="IMark42516600"/>-s<text:alphabetical-index-mark-end text:id="IMark42516600"/>=&lt;size&gt;</text:p>
      <text:p text:style-name="P60">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0289848"/>--file-write-pre-command<text:alphabetical-index-mark-end text:id="IMark6028984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59849496"/>--file-write-post-command<text:alphabetical-index-mark-end text:id="IMark5984949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49165368"/>--ftp-login-name<text:alphabetical-index-mark-end text:id="IMark49165368"/>=&lt;name&gt;</text:p>
      <text:p text:style-name="Option_20_Start">Specify the general FTP login name.</text:p>
      <text:p text:style-name="Option_20_title"><text:alphabetical-index-mark-start text:id="IMark61673256"/>--ftp-password<text:alphabetical-index-mark-end text:id="IMark6167325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59968920"/>--ftp-max-connections<text:alphabetical-index-mark-end text:id="IMark59968920"/>=&lt;n&gt;</text:p>
      <text:p text:style-name="Option_20_note">Specify the max. number of concurrent connections for this FTP server.</text:p>
      <text:p text:style-name="Option_20_title"><text:alphabetical-index-mark-start text:id="IMark40528856"/>--ftp-max-storage-size<text:alphabetical-index-mark-end text:id="IMark40528856"/>=&lt;size&gt;</text:p>
      <text:p text:style-name="Option_20_note">Specify the max. size in bytes to use for storage for this FTP server.<text:bookmark-end text:name="__DdeLink__10735_1674148630"/></text:p>
      <text:p text:style-name="Option_20_title"><text:alphabetical-index-mark-start text:id="IMark51803864"/>--ftp-write-pre-command<text:alphabetical-index-mark-end text:id="IMark51803864"/>=&lt;command&gt;</text:p>
      <text:p text:style-name="Option_20_Start">Command to execute before file is transmitted to FTP server.</text:p>
      <text:p text:style-name="Option_20_Start">Available macros: %file, %number.</text:p>
      <text:p text:style-name="Option_20_title"><text:alphabetical-index-mark-start text:id="IMark64376104"/>--ftp-write-post-command<text:alphabetical-index-mark-end text:id="IMark6437610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59701720"/>--ssh-port<text:alphabetical-index-mark-end text:id="IMark59701720"/>=&lt;n&gt;</text:p>
      <text:p text:style-name="Option_20_Start">Specify ssh port to use. Default is 22.</text:p>
      <text:p text:style-name="Option_20_title"><text:alphabetical-index-mark-start text:id="IMark61656456"/>--ssh-login-name<text:alphabetical-index-mark-end text:id="IMark61656456"/>=&lt;name&gt;</text:p>
      <text:p text:style-name="Option_20_Start">Specify the default ssh login name.</text:p>
      <text:p text:style-name="Option_20_title"><text:alphabetical-index-mark-start text:id="IMark61673256"/>--ssh-password<text:alphabetical-index-mark-end text:id="IMark6167325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9849496"/>--ssh-public-key<text:alphabetical-index-mark-end text:id="IMark59849496"/>=&lt;file name&gt;</text:p>
      <text:p text:style-name="Option_20_Start">Specify the file name with the ssh public key.</text:p>
      <text:p text:style-name="Option_20_title"><text:alphabetical-index-mark-start text:id="IMark61015400"/>--ssh-private-key<text:alphabetical-index-mark-end text:id="IMark6101540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51803864"/>--ssh-max-connections<text:alphabetical-index-mark-end text:id="IMark51803864"/>=&lt;n&gt;</text:p>
      <text:p text:style-name="Option_20_note">Specify the max. number of concurrent connections for this SSH/SCP/SFTP server.</text:p>
      <text:p text:style-name="Option_20_title"><text:bookmark-start text:name="__DdeLink__8381_1674148630"/><text:alphabetical-index-mark-start text:id="IMark60259784"/>--ssh-max-storage-size<text:alphabetical-index-mark-end text:id="IMark60259784"/>=&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61656456"/>--scp-write-pre-command<text:alphabetical-index-mark-end text:id="IMark61656456"/>=&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60934520"/>--scp-write-post-command<text:alphabetical-index-mark-end text:id="IMark6093452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59849496"/>--sftp-write-pre-command<text:alphabetical-index-mark-end text:id="IMark5984949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49165368"/>--sftp-write-post-command<text:alphabetical-index-mark-end text:id="IMark4916536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1015400"/>--webdav-login<text:alphabetical-index-mark-end text:id="IMark61015400"/>=&lt;name&gt;</text:p>
      <text:p text:style-name="Option_20_Start">Specify the default WebDAV login name.</text:p>
      <text:p text:style-name="Option_20_title"><text:alphabetical-index-mark-start text:id="IMark60171032"/>--webdav-password<text:alphabetical-index-mark-end text:id="IMark6017103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49165368"/>--webdav-max-connections<text:alphabetical-index-mark-end text:id="IMark49165368"/>=&lt;n&gt;</text:p>
      <text:p text:style-name="Option_20_note">Specify the max. number of concurrent connections for this WebDAV server.</text:p>
      <text:p text:style-name="Option_20_title"><text:alphabetical-index-mark-start text:id="IMark61656456"/>--webdav-max-storage-size<text:alphabetical-index-mark-end text:id="IMark6165645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0170616"/>--webdav-write-pre-command<text:alphabetical-index-mark-end text:id="IMark6017061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0170616"/>--webdav-write-post-command<text:alphabetical-index-mark-end text:id="IMark6017061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60259784"/>--cd-device<text:alphabetical-index-mark-end text:id="IMark60259784"/>=&lt;device name&gt;, <text:alphabetical-index-mark-start text:id="IMark60934520"/>--dvd-device<text:alphabetical-index-mark-end text:id="IMark60934520"/>=&lt;device name&gt;, <text:alphabetical-index-mark-start text:id="IMark51803864"/>--bd-device<text:alphabetical-index-mark-end text:id="IMark51803864"/>=&lt;device name&gt;</text:p>
      <text:p text:style-name="Option_20_Start">Default device name for creating Cds/BDs/DVDs.</text:p>
      <text:p text:style-name="Option_20_title"><text:soft-page-break/><text:alphabetical-index-mark-start text:id="IMark60170616"/>--cd-request-volume-command<text:alphabetical-index-mark-end text:id="IMark60170616"/>=&lt;command&gt;, <text:alphabetical-index-mark-start text:id="IMark61673256"/>--dvd-request-volume-command<text:alphabetical-index-mark-end text:id="IMark61673256"/>=&lt;command&gt;, <text:alphabetical-index-mark-start text:id="IMark59968920"/>--bd-request-volume-command<text:alphabetical-index-mark-end text:id="IMark5996892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60170616"/>--cd-unload-volume-command<text:alphabetical-index-mark-end text:id="IMark60170616"/>=&lt;command&gt;, <text:alphabetical-index-mark-start text:id="IMark60934520"/>--dvd-unload-volume-command<text:alphabetical-index-mark-end text:id="IMark60934520"/>=&lt;command&gt;, <text:alphabetical-index-mark-start text:id="IMark61673256"/>--bd-unload-volume-command<text:alphabetical-index-mark-end text:id="IMark6167325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0170616"/>--cd-load-volume-command<text:alphabetical-index-mark-end text:id="IMark60170616"/>=&lt;command&gt;, <text:alphabetical-index-mark-start text:id="IMark40528856"/>--dvd-load-volume-command<text:alphabetical-index-mark-end text:id="IMark40528856"/>=&lt;command&gt;, <text:alphabetical-index-mark-start text:id="IMark60934520"/>--bd-load-volume-command<text:alphabetical-index-mark-end text:id="IMark6093452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40528856"/>--cd-volume-size<text:alphabetical-index-mark-end text:id="IMark40528856"/>=<text:bookmark-start text:name="__DdeLink__5568_1180582065"/>&lt;n&gt;[G|M|K], <text:alphabetical-index-mark-start text:id="IMark60934520"/>--dvd-volume-size<text:alphabetical-index-mark-end text:id="IMark60934520"/>=&lt;n&gt;[G|M|K], <text:alphabetical-index-mark-start text:id="IMark61656456"/>--bd-volume-size<text:alphabetical-index-mark-end text:id="IMark6165645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1673256"/>--cd-image-pre-command<text:alphabetical-index-mark-end text:id="IMark61673256"/>=&lt;command&gt;, <text:alphabetical-index-mark-start text:id="IMark61656456"/>--dvd-image-pre-command<text:alphabetical-index-mark-end text:id="IMark61656456"/>=&lt;command&gt;, <text:alphabetical-index-mark-start text:id="IMark60259784"/>--bd-image-pre-command<text:alphabetical-index-mark-end text:id="IMark6025978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59849496"/>--cd-image-post-command<text:alphabetical-index-mark-end text:id="IMark59849496"/>=&lt;command&gt;, <text:alphabetical-index-mark-start text:id="IMark40528856"/>--dvd-image-post-command<text:alphabetical-index-mark-end text:id="IMark40528856"/>=&lt;command&gt;, <text:alphabetical-index-mark-start text:id="IMark59701720"/>--bd-image-post-command<text:alphabetical-index-mark-end text:id="IMark5970172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4376104"/>--cd-image-command<text:alphabetical-index-mark-end text:id="IMark64376104"/>=&lt;command&gt;, <text:alphabetical-index-mark-start text:id="IMark59968920"/>--dvd-image-command<text:alphabetical-index-mark-end text:id="IMark59968920"/>=&lt;command&gt;, <text:alphabetical-index-mark-start text:id="IMark61605832"/>--bd-image-command<text:alphabetical-index-mark-end text:id="IMark61605832"/>=&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soft-page-break/><text:alphabetical-index-mark-start text:id="IMark61608824"/>--cd-ecc-pre-command<text:alphabetical-index-mark-end text:id="IMark61608824"/>=&lt;command&gt;, <text:alphabetical-index-mark-start text:id="IMark61605832"/>--dvd-ecc-pre-command<text:alphabetical-index-mark-end text:id="IMark61605832"/>=&lt;command&gt;, <text:alphabetical-index-mark-start text:id="IMark59849496"/>--bd-ecc-pre-command<text:alphabetical-index-mark-end text:id="IMark59849496"/>=&lt;command&gt;</text:p>
      <text:p text:style-name="Option_20_Start">Command to execute before error correction codes (ecc) are added to a CD/DVD/BD image.</text:p>
      <text:p text:style-name="Option_20_title"><text:alphabetical-index-mark-start text:id="IMark60934520"/>--cd-ecc-post-command<text:alphabetical-index-mark-end text:id="IMark60934520"/>=&lt;command&gt;, <text:alphabetical-index-mark-start text:id="IMark42516600"/>--dvd-ecc-post-command<text:alphabetical-index-mark-end text:id="IMark42516600"/>=&lt;command&gt;, <text:alphabetical-index-mark-start text:id="IMark60259784"/>--bd-ecc-post-command<text:alphabetical-index-mark-end text:id="IMark60259784"/>=&lt;command&gt;</text:p>
      <text:p text:style-name="Option_20_Start">Command to execute after error correction codes (ecc) are added to a CD/DVD/BD image.</text:p>
      <text:p text:style-name="Option_20_title"><text:alphabetical-index-mark-start text:id="IMark59701720"/>--cd-ecc-command<text:alphabetical-index-mark-end text:id="IMark59701720"/>=&lt;command&gt;, <text:alphabetical-index-mark-start text:id="IMark40528856"/>--dvd-ecc-command<text:alphabetical-index-mark-end text:id="IMark40528856"/>=&lt;command&gt;, <text:alphabetical-index-mark-start text:id="IMark61673256"/>--bd-ecc-command<text:alphabetical-index-mark-end text:id="IMark61673256"/>=&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59849496"/><text:span text:style-name="T62">--cd‑blank-command</text:span><text:alphabetical-index-mark-end text:id="IMark59849496"/><text:span text:style-name="T62">=&lt;command&gt;, </text:span><text:alphabetical-index-mark-start text:id="IMark61673256"/><text:span text:style-name="T62">--dvd-blank-command</text:span><text:alphabetical-index-mark-end text:id="IMark61673256"/><text:span text:style-name="T62">=&lt;command&gt;, </text:span><text:alphabetical-index-mark-start text:id="IMark49165368"/><text:span text:style-name="T62">--bd-blank-command</text:span><text:alphabetical-index-mark-end text:id="IMark49165368"/><text:span text:style-name="T62">=&lt;command&gt;</text:span></text:p>
      <text:p text:style-name="Option_20_Start">Command to blank a CD/DVD/BD medium before writing.</text:p>
      <text:p text:style-name="Option_20_title"><text:alphabetical-index-mark-start text:id="IMark59701720"/>--cd-write-pre-command<text:alphabetical-index-mark-end text:id="IMark59701720"/>=&lt;command&gt;, <text:alphabetical-index-mark-start text:id="IMark61673256"/>--dvd-write-pre-command<text:alphabetical-index-mark-end text:id="IMark61673256"/>=&lt;command&gt;, <text:alphabetical-index-mark-start text:id="IMark61605832"/>--bd-write-pre-command<text:alphabetical-index-mark-end text:id="IMark61605832"/>=&lt;command&gt;</text:p>
      <text:p text:style-name="Option_20_Start">Command to execute before CD/DVD/BD image is written.</text:p>
      <text:p text:style-name="Option_20_title"><text:alphabetical-index-mark-start text:id="IMark61608824"/>--cd-write-post-command<text:alphabetical-index-mark-end text:id="IMark61608824"/>=&lt;command&gt;, <text:alphabetical-index-mark-start text:id="IMark60171032"/>--dvd-write-post-command<text:alphabetical-index-mark-end text:id="IMark60171032"/>=&lt;command&gt;, <text:alphabetical-index-mark-start text:id="IMark42516600"/>--bd-write-post-command<text:alphabetical-index-mark-end text:id="IMark42516600"/>=&lt;command&gt;</text:p>
      <text:p text:style-name="Option_20_Start">Command to execute after CD/DVD/BD image is written.</text:p>
      <text:p text:style-name="Option_20_title"><text:alphabetical-index-mark-start text:id="IMark59849496"/>--cd-write-command<text:alphabetical-index-mark-end text:id="IMark59849496"/>=&lt;command&gt;, <text:alphabetical-index-mark-start text:id="IMark59968920"/>--dvd-write-command<text:alphabetical-index-mark-end text:id="IMark59968920"/>=&lt;command&gt;, <text:alphabetical-index-mark-start text:id="IMark61656456"/>--bd-write-command<text:alphabetical-index-mark-end text:id="IMark61656456"/>=&lt;command&gt;</text:p>
      <text:p text:style-name="Option_20_Start">Command to write on CD/DVD/BD.</text:p>
      <text:p text:style-name="Option_20_Start">Available macros: %device, %file, %image, %sectors, %number.</text:p>
      <text:p text:style-name="Option_20_title"><text:alphabetical-index-mark-start text:id="IMark40528856"/>--cd-write-image-command<text:alphabetical-index-mark-end text:id="IMark40528856"/>=&lt;command&gt;, <text:alphabetical-index-mark-start text:id="IMark61656456"/>--dvd-write-image-command<text:alphabetical-index-mark-end text:id="IMark61656456"/>=&lt;command&gt;, <text:alphabetical-index-mark-start text:id="IMark61608824"/>--bd-write-image-command<text:alphabetical-index-mark-end text:id="IMark6160882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42516600"/>--device<text:alphabetical-index-mark-end text:id="IMark42516600"/>=&lt;device name&gt;</text:p>
      <text:p text:style-name="Option_20_Start">Specify default device name.</text:p>
      <text:p text:style-name="Option_20_title"><text:alphabetical-index-mark-start text:id="IMark60170616"/>--device-request-volume-command<text:alphabetical-index-mark-end text:id="IMark60170616"/>=&lt;command&gt;</text:p>
      <text:p text:style-name="Option_20_Start">Command to request new volume for device.</text:p>
      <text:p text:style-name="Option_20_title"><text:alphabetical-index-mark-start text:id="IMark59968920"/>--device-load-volume-command<text:alphabetical-index-mark-end text:id="IMark59968920"/>=&lt;command&gt;</text:p>
      <text:p text:style-name="Option_20_Start">Command to load volume for device.</text:p>
      <text:p text:style-name="Option_20_title"><text:soft-page-break/><text:alphabetical-index-mark-start text:id="IMark60171032"/>--device-unload-volume-command<text:alphabetical-index-mark-end text:id="IMark60171032"/>=&lt;command&gt;</text:p>
      <text:p text:style-name="Option_20_Start">Command to unload volume from device.</text:p>
      <text:p text:style-name="Option_20_title"><text:alphabetical-index-mark-start text:id="IMark60259784"/>--device-volume-size<text:alphabetical-index-mark-end text:id="IMark60259784"/>=&lt;size&gt;</text:p>
      <text:p text:style-name="P60">Device volume size.<text:bookmark text:name="__DdeLink__5570_1180582065"/></text:p>
      <text:p text:style-name="Option_20_title"><text:alphabetical-index-mark-start text:id="IMark61015400"/>--device-image-pre-command<text:alphabetical-index-mark-end text:id="IMark61015400"/>=&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51803864"/>--device-image-post-command<text:alphabetical-index-mark-end text:id="IMark5180386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0934520"/>--device-image-command<text:alphabetical-index-mark-end text:id="IMark60934520"/>=&lt;command&gt;</text:p>
      <text:p text:style-name="Option_20_Start">Command to create a device image.</text:p>
      <text:p text:style-name="Option_20_Start">Available macros: %device, %file, %image, %number.</text:p>
      <text:p text:style-name="Option_20_title"><text:alphabetical-index-mark-start text:id="IMark59968920"/>--device-ecc-pre-command<text:alphabetical-index-mark-end text:id="IMark5996892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1605832"/>--device-ecc-post-command<text:alphabetical-index-mark-end text:id="IMark61605832"/>=&lt;command&gt;</text:p>
      <text:p text:style-name="Option_20_Start">Command to execute after error correction codes (ecc) are added to a device image.</text:p>
      <text:p text:style-name="Option_20_Start">Note: Still not implemented!</text:p>
      <text:p text:style-name="Option_20_title"><text:alphabetical-index-mark-start text:id="IMark61015400"/>--device-ecc-command<text:alphabetical-index-mark-end text:id="IMark61015400"/>=&lt;command&gt;</text:p>
      <text:p text:style-name="Option_20_Start">Command to added error correction codes (ecc) to a device image.</text:p>
      <text:p text:style-name="Option_20_Start">Note: Still not implemented!</text:p>
      <text:p text:style-name="Option_20_title"><text:alphabetical-index-mark-start text:id="IMark51803864"/>--device-blank-command<text:alphabetical-index-mark-end text:id="IMark51803864"/>=&lt;command&gt;</text:p>
      <text:p text:style-name="Option_20_Start">Comamnd to blank a device medium before writing.</text:p>
      <text:p text:style-name="Option_20_title"><text:alphabetical-index-mark-start text:id="IMark59701720"/>--device-write-pre-command<text:alphabetical-index-mark-end text:id="IMark59701720"/>=&lt;command&gt;</text:p>
      <text:p text:style-name="Option_20_Start">Command to execute before device image is written.</text:p>
      <text:p text:style-name="Option_20_Start">Available macros: %device, %file, %image, %number.</text:p>
      <text:p text:style-name="Option_20_title"><text:alphabetical-index-mark-start text:id="IMark60171032"/>--device-write-post-command<text:alphabetical-index-mark-end text:id="IMark60171032"/>=&lt;command&gt;</text:p>
      <text:p text:style-name="Option_20_Start">Command to execute after device image is written.</text:p>
      <text:p text:style-name="Option_20_Start">Available macros: %device, %file, %image, %number.</text:p>
      <text:p text:style-name="Option_20_title"><text:soft-page-break/><text:alphabetical-index-mark-start text:id="IMark64376104"/>--device-write-command<text:alphabetical-index-mark-end text:id="IMark64376104"/>=&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59968920"/>--directory-strip<text:alphabetical-index-mark-end text:id="IMark59968920"/>=&lt;n&gt;, <text:alphabetical-index-mark-start text:id="IMark51803864"/>-p<text:alphabetical-index-mark-end text:id="IMark51803864"/>=&lt;n&gt;</text:p>
      <text:p text:style-name="Option_20_Start">Strip specified number of directory levels from file names of restored files.</text:p>
      <text:p text:style-name="Option_20_title"><text:alphabetical-index-mark-start text:id="IMark49165368"/>--destination<text:alphabetical-index-mark-end text:id="IMark49165368"/>=&lt;path&gt;</text:p>
      <text:p text:style-name="Option_20_Start">Restore files into specified path.</text:p>
      <text:p text:style-name="Option_20_title"><text:alphabetical-index-mark-start text:id="IMark61608824"/>--owner<text:alphabetical-index-mark-end text:id="IMark6160882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61656456"/>--daemon<text:alphabetical-index-mark-end text:id="IMark61656456"/></text:p>
      <text:p text:style-name="Option_20_Start">Run <text:span text:style-name="Name">BAR</text:span> in daemon mode (as a server).</text:p>
      <text:p text:style-name="Option_20_title"><text:alphabetical-index-mark-start text:id="IMark59968920"/>--no-detach<text:alphabetical-index-mark-end text:id="IMark59968920"/>, <text:alphabetical-index-mark-start text:id="IMark61605832"/>-D<text:alphabetical-index-mark-end text:id="IMark61605832"/></text:p>
      <text:p text:style-name="Option_20_Start">Do not detach process when running in daemon mode.</text:p>
      <text:p text:style-name="Option_20_title"><text:alphabetical-index-mark-start text:id="IMark59701720"/>--server-port<text:alphabetical-index-mark-end text:id="IMark59701720"/>=&lt;n&gt;<text:note text:id="ftn19" text:note-class="footnote"><text:note-citation>19</text:note-citation><text:note-body><text:p text:style-name="P40">Connections on the server port may also accept SSL encrypted connections.</text:p></text:note-body></text:note></text:p>
      <text:p text:style-name="Option_20_Start">Specify server port to use. Default is: 38523.</text:p>
      <text:p text:style-name="Option_20_title"><text:alphabetical-index-mark-start text:id="IMark49716200"/>--server-tls-port<text:alphabetical-index-mark-end text:id="IMark49716200"/>=&lt;n&gt;<text:span text:style-name="T13"><text:note-ref text:note-class="footnote" text:reference-format="text" text:ref-name="ftn19">19</text:note-ref></text:span></text:p>
      <text:p text:style-name="Option_20_Start">Specify TLS (SSL) server port to use. Default is: 38524.</text:p>
      <text:p text:style-name="Option_20_title"><text:alphabetical-index-mark-start text:id="IMark49716200"/>--server-ca-file<text:alphabetical-index-mark-end text:id="IMark49716200"/>=&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49716200"/>--server-cert-file<text:alphabetical-index-mark-end text:id="IMark49716200"/>=&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49716200"/>--server-key-file<text:alphabetical-index-mark-end text:id="IMark49716200"/>=&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49716200"/>--server-password<text:alphabetical-index-mark-end text:id="IMark4971620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49716200"/>--server-jobs-directory<text:alphabetical-index-mark-end text:id="IMark49716200"/>=&lt;path name&gt;</text:p>
      <text:p text:style-name="Option_20_Start">Specify server jobs directory. Default is: <text:span text:style-name="Filename"><text:span text:style-name="T11">/etc/bar/jobs</text:span></text:span>.</text:p>
      <text:p text:style-name="Option_20_title"><text:alphabetical-index-mark-start text:id="IMark49716200"/>--nice-level<text:alphabetical-index-mark-end text:id="IMark49716200"/>=&lt;n&gt;</text:p>
      <text:p text:style-name="Option_20_Start">Specify the nice-level the server should run. On Linux the nice level may be 0 (not nice) to 19 (very nice).</text:p>
      <text:p text:style-name="Option_20_title"><text:alphabetical-index-mark-start text:id="IMark49716200"/>--max-band-width<text:alphabetical-index-mark-end text:id="IMark49716200"/>=<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275138339616287673" text:style-name="L9">
        <text:list-item>
          <text:p text:style-name="P109"><text:bookmark-start text:name="__DdeLink__7433_664228686"/>year: four digit year</text:p>
        </text:list-item>
        <text:list-item>
          <text:p text:style-name="P109">month: 1..12 or names Jan, Feb, Mar, Apr, May, Jun, Jul, Aug, Sept, Oct, Nov, Dec</text:p>
        </text:list-item>
        <text:list-item>
          <text:p text:style-name="P109">day: 1..31</text:p>
        </text:list-item>
        <text:list-item>
          <text:p text:style-name="P109">week day names: Mon, Tue, Wed, Thu, Fri, Sat, Sun</text:p>
        </text:list-item>
        <text:list-item>
          <text:p text:style-name="P109">hour: 00..23</text:p>
        </text:list-item>
        <text:list-item>
          <text:p text:style-name="P10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49716200"/>--remote-bar-executable<text:alphabetical-index-mark-end text:id="IMark4971620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49716200"/>--index-database<text:alphabetical-index-mark-end text:id="IMark49716200"/>=&lt;file name&gt;</text:p>
      <text:p text:style-name="Option_20_Start">Specify the file name of the internal index database. Default is: <text:span text:style-name="Filename">/var/lib/bar/index.db</text:span>.</text:p>
      <text:p text:style-name="Option_20_title"><text:alphabetical-index-mark-start text:id="IMark49716200"/>--index-database-auto-update<text:alphabetical-index-mark-end text:id="IMark49716200"/></text:p>
      <text:p text:style-name="Option_20_Start">Enable automatically update index database with archives found on the file system or some <text:soft-page-break/>remote server.</text:p>
      <text:p text:style-name="Option_20_title"><text:alphabetical-index-mark-start text:id="IMark49716200"/>--index-database-max-band-width<text:alphabetical-index-mark-end text:id="IMark4971620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1550627446457" text:continue-list="list91549929388071"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49716200"/>--index-database-keep-time<text:alphabetical-index-mark-end text:id="IMark4971620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49716200"/>--no-index-database<text:alphabetical-index-mark-end text:id="IMark49716200"/></text:p>
      <text:p text:style-name="Option_20_Start">Do not store index database for created archives.</text:p>
      <text:h text:style-name="P82" text:outline-level="3"><text:bookmark-start text:name="__RefHeading__10437_873480820"/><text:span text:style-name="T24">Continuous</text:span> database<text:bookmark-end text:name="__RefHeading__10437_873480820"/></text:h>
      <text:p text:style-name="Option_20_title"><text:alphabetical-index-mark-start text:id="IMark49716200"/>--<text:span text:style-name="T24">continuous-database</text:span><text:alphabetical-index-mark-end text:id="IMark49716200"/><text:span text:style-name="T24">=&lt;file name&gt;</text:span></text:p>
      <text:p text:style-name="P60">Specify the file name of the internal <text:span text:style-name="T24">continuous</text:span> database. Default is <text:span text:style-name="T24">empty to keep the database file in memory only.</text:span></text:p>
      <text:p text:style-name="P44">--<text:span text:style-name="T24">continuous-max-size=&lt;size&gt;</text:span></text:p>
      <text:p text:style-name="P45">Specify the max. size of an entry which should be stored during a contin<text:span text:style-name="T25">u</text:span>ous job. Entries <text:soft-page-break/>(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49716200"/>--log<text:alphabetical-index-mark-end text:id="IMark4971620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49716200"/>--log-file<text:alphabetical-index-mark-end text:id="IMark4971620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49716200"/>--log-post-command<text:alphabetical-index-mark-end text:id="IMark4971620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49716200"/>--config<text:alphabetical-index-mark-end text:id="IMark49716200"/>=&lt;file name&gt;</text:p>
      <text:p text:style-name="Option_20_Start">Read configuration from the specified file.</text:p>
      <text:p text:style-name="Option_20_title"><text:alphabetical-index-mark-start text:id="IMark49716200"/>--tmp-directory<text:alphabetical-index-mark-end text:id="IMark49716200"/>=&lt;path&gt;</text:p>
      <text:p text:style-name="Option_20_Start">Use the specified directory for temporary files.</text:p>
      <text:p text:style-name="Option_20_title"><text:soft-page-break/><text:alphabetical-index-mark-start text:id="IMark49716200"/>--max-tmp-size<text:alphabetical-index-mark-end text:id="IMark49716200"/>=&lt;size&gt;</text:p>
      <text:p text:style-name="P60">Use max. specified size for temporary files. If the space is occupied pause creating new files.</text:p>
      <text:p text:style-name="Option_20_title"><text:alphabetical-index-mark-start text:id="IMark49716200"/>--pid-file<text:alphabetical-index-mark-end text:id="IMark4971620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49716200"/>--group<text:alphabetical-index-mark-end text:id="IMark49716200"/>, <text:alphabetical-index-mark-start text:id="IMark40528856"/>-g<text:alphabetical-index-mark-end text:id="IMark40528856"/></text:p>
      <text:p text:style-name="Option_20_Start">Group files when listing archive content. </text:p>
      <text:p text:style-name="Option_20_title"><text:alphabetical-index-mark-start text:id="IMark49716200"/>--all<text:alphabetical-index-mark-end text:id="IMark49716200"/></text:p>
      <text:p text:style-name="Option_20_Start">Show all files, not only the newest version of a file when listing archive content.</text:p>
      <text:p text:style-name="Option_20_title"><text:alphabetical-index-mark-start text:id="IMark49716200"/>--long-format<text:alphabetical-index-mark-end text:id="IMark49716200"/>, <text:alphabetical-index-mark-start text:id="IMark40528856"/>-L<text:alphabetical-index-mark-end text:id="IMark40528856"/></text:p>
      <text:p text:style-name="Option_20_Start">Use long output format when listing archive content.</text:p>
      <text:p text:style-name="Option_20_title"><text:alphabetical-index-mark-start text:id="IMark49716200"/>--human-format<text:alphabetical-index-mark-end text:id="IMark49716200"/>, <text:alphabetical-index-mark-start text:id="IMark60171032"/>-H<text:alphabetical-index-mark-end text:id="IMark60171032"/></text:p>
      <text:p text:style-name="Option_20_Start">Print sizes in human readable format (number and unit) instead of bytes.</text:p>
      <text:p text:style-name="Option_20_title"><text:alphabetical-index-mark-start text:id="IMark49716200"/>--numeric-uid-gid<text:alphabetical-index-mark-end text:id="IMark49716200"/></text:p>
      <text:p text:style-name="Option_20_Start">Print user/group ids as numbers instead resolved names.</text:p>
      <text:p text:style-name="Option_20_title"><text:alphabetical-index-mark-start text:id="IMark49716200"/>--numeric-permission<text:alphabetical-index-mark-end text:id="IMark49716200"/></text:p>
      <text:p text:style-name="Option_20_Start">Print file/directory permissions as octal numbers instead of permission text flags.</text:p>
      <text:p text:style-name="Option_20_title"><text:alphabetical-index-mark-start text:id="IMark49716200"/>--no-header-footer<text:alphabetical-index-mark-end text:id="IMark49716200"/></text:p>
      <text:p text:style-name="Option_20_Start">Suppress output of header/footer when listing archive content.</text:p>
      <text:p text:style-name="Option_20_title"><text:alphabetical-index-mark-start text:id="IMark49716200"/>--delete-old-archive-files<text:alphabetical-index-mark-end text:id="IMark49716200"/></text:p>
      <text:p text:style-name="Option_20_Start">Delete all old archive files after creating new archive files.</text:p>
      <text:p text:style-name="Option_20_title"><text:alphabetical-index-mark-start text:id="IMark49716200"/>--ignore-no-backup-file<text:alphabetical-index-mark-end text:id="IMark49716200"/></text:p>
      <text:p text:style-name="Option_20_Start">Ignore <text:span text:style-name="Filename">.nobackup</text:span>/<text:span text:style-name="Filename">.NOBACKUP</text:span> file and store directories containing this file, too.</text:p>
      <text:p text:style-name="Option_20_title"><text:alphabetical-index-mark-start text:id="IMark49716200"/>--ignore-no-dump<text:alphabetical-index-mark-end text:id="IMark4971620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49716200"/>--skip-unreadable <text:alphabetical-index-mark-end text:id="IMark49716200"/></text:p>
      <text:p text:style-name="Option_20_Start">Skip unreadable files instead of reporting an error.</text:p>
      <text:p text:style-name="Option_20_title"><text:alphabetical-index-mark-start text:id="IMark49716200"/>--force-delta-compression<text:alphabetical-index-mark-end text:id="IMark49716200"/></text:p>
      <text:p text:style-name="Option_20_Start">Enable forced delta compression. If no delta compression can be used an error is reported instead of a warning only.</text:p>
      <text:p text:style-name="Option_20_title"><text:soft-page-break/><text:alphabetical-index-mark-start text:id="IMark49716200"/>--raw-images<text:alphabetical-index-mark-end text:id="IMark4971620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49716200"/>--no-fragments-check<text:alphabetical-index-mark-end text:id="IMark49716200"/></text:p>
      <text:p text:style-name="Option_20_Start">Do not check if a fragmented file is complete.</text:p>
      <text:p text:style-name="Option_20_title"><text:alphabetical-index-mark-start text:id="IMark49716200"/>--archive-file-mode<text:alphabetical-index-mark-end text:id="IMark4971620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49716200"/>--overwrite-archive-files<text:alphabetical-index-mark-end text:id="IMark49716200"/>, <text:alphabetical-index-mark-start text:id="IMark61608824"/>-o<text:alphabetical-index-mark-end text:id="IMark61608824"/></text:p>
      <text:p text:style-name="P64">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49716200"/>--overwrite-files<text:alphabetical-index-mark-end text:id="IMark49716200"/></text:p>
      <text:p text:style-name="Option_20_Start">Overwrite existing files when restoring files instead of reporting an error.</text:p>
      <text:p text:style-name="Option_20_title"><text:alphabetical-index-mark-start text:id="IMark49716200"/>--wait-first-volume<text:alphabetical-index-mark-end text:id="IMark4971620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49716200"/>--dry-run<text:alphabetical-index-mark-end text:id="IMark4971620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49716200"/>--no-storage<text:alphabetical-index-mark-end text:id="IMark4971620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49716200"/>--no-bar-on-medium<text:alphabetical-index-mark-end text:id="IMark4971620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49716200"/>--no-default-config<text:alphabetical-index-mark-end text:id="IMark49716200"/></text:p>
      <text:p text:style-name="Option_20_Start">Do not read personal configuration file <text:span text:style-name="Filename"><text:span text:style-name="T11">~/.bar/bar.cfg</text:span></text:span><text:span text:style-name="T1">.</text:span></text:p>
      <text:p text:style-name="Option_20_title"><text:alphabetical-index-mark-start text:id="IMark49716200"/><text:span text:style-name="T1">--volume-size</text:span><text:alphabetical-index-mark-end text:id="IMark49716200"/><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49716200"/>--ecc<text:alphabetical-index-mark-end text:id="IMark49716200"/></text:p>
      <text:p text:style-name="Option_20_Start">Enable generation of error correction codes when creating CD/DVD/BD or device images. For CDs/DVDs/BDs the external tool <text:span text:style-name="T1">dvdisaster</text:span><text:span text:style-name="T5"> is required.</text:span></text:p>
      <text:p text:style-name="P31"><text:alphabetical-index-mark-start text:id="IMark49716200"/>--always-create-image<text:alphabetical-index-mark-end text:id="IMark49716200"/></text:p>
      <text:p text:style-name="Option_20_Start">Enable always generate an image file for CDs/DVDs/BDs or devices. Usually image files are only generated when error correction codes should be added.</text:p>
      <text:p text:style-name="P33"><text:alphabetical-index-mark-start text:id="IMark49716200"/>--blank<text:alphabetical-index-mark-end text:id="IMark49716200"/></text:p>
      <text:p text:style-name="Option_20_Start">Blank CD/DVD/BD medium before writing.</text:p>
      <text:p text:style-name="Option_20_title"><text:alphabetical-index-mark-start text:id="IMark49716200"/><text:alphabetical-index-mark-start text:id="IMark59701720"/>--quiet<text:alphabetical-index-mark-end text:id="IMark59701720"/><text:alphabetical-index-mark-end text:id="IMark49716200"/></text:p>
      <text:p text:style-name="Option_20_Start">Be quiet and suppress any output.</text:p>
      <text:p text:style-name="Option_20_title"><text:alphabetical-index-mark-start text:id="IMark49716200"/>--verbose<text:alphabetical-index-mark-end text:id="IMark4971620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6">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49716200"/>--version<text:alphabetical-index-mark-end text:id="IMark49716200"/></text:p>
      <text:p text:style-name="Option_20_Start">Output version of <text:span text:style-name="Name">BAR</text:span>.</text:p>
      <text:p text:style-name="Option_20_title"><text:alphabetical-index-mark-start text:id="IMark49716200"/>--help<text:alphabetical-index-mark-end text:id="IMark49716200"/>, <text:alphabetical-index-mark-start text:id="IMark60171032"/>-h<text:alphabetical-index-mark-end text:id="IMark60171032"/></text:p>
      <text:p text:style-name="Option_20_Start">Output help to options.</text:p>
      <text:p text:style-name="Option_20_title"><text:alphabetical-index-mark-start text:id="IMark49716200"/>--xhelp<text:alphabetical-index-mark-end text:id="IMark49716200"/></text:p>
      <text:p text:style-name="Option_20_Start">Output help to extended options.</text:p>
      <text:p text:style-name="Option_20_title"><text:alphabetical-index-mark-start text:id="IMark49716200"/>--help-internal<text:alphabetical-index-mark-end text:id="IMark49716200"/></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49716200"/>archive-name<text:alphabetical-index-mark-end text:id="IMark49716200"/>=&lt;name&gt;</text:p>
      <text:p text:style-name="Option_20_Start">Specify the archive name. Usually this configuration entry is only found in job files.</text:p>
      <text:p text:style-name="Option_20_title"><text:alphabetical-index-mark-start text:id="IMark49716200"/>archive-type<text:alphabetical-index-mark-end text:id="IMark49716200"/>=normal|full|incremental|differential</text:p>
      <text:p text:style-name="Option_20_Start">Specify the archive type to create. Usually this configuration entry is only found in job files.</text:p>
      <text:p text:style-name="Option_20_title"><text:alphabetical-index-mark-start text:id="IMark49716200"/>crypt-password-mode<text:alphabetical-index-mark-end text:id="IMark49716200"/>=default|ask|config</text:p>
      <text:p text:style-name="Option_20_Start">Specify the password mode. Usually this configuration entry is only found in job files.</text:p>
      <text:p text:style-name="Option_20_title"><text:alphabetical-index-mark-start text:id="IMark49716200"/>include-file<text:alphabetical-index-mark-end text:id="IMark49716200"/>=&lt;pattern&gt;</text:p>
      <text:p text:style-name="Option_20_Start">Include matching entries into the created archive.</text:p>
      <text:p text:style-name="Option_20_title"><text:bookmark-start text:name="__DdeLink__12524_1674148630"/><text:alphabetical-index-mark-start text:id="IMark49716200"/>include-file-command<text:alphabetical-index-mark-end text:id="IMark4971620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49716200"/>include-image<text:alphabetical-index-mark-end text:id="IMark49716200"/>=&lt;pattern&gt;</text:p>
      <text:p text:style-name="Option_20_Start">Include matching devices as disk images into the created archive.</text:p>
      <text:p text:style-name="Option_20_title"><text:soft-page-break/><text:alphabetical-index-mark-start text:id="IMark49716200"/>include-image-command<text:alphabetical-index-mark-end text:id="IMark4971620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49716200"/>exclude<text:alphabetical-index-mark-end text:id="IMark4971620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49716200"/>exclude-command<text:alphabetical-index-mark-end text:id="IMark4971620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text:soft-page-break/>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text:soft-page-break/>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91550685960319" text:continue-list="list8275138339616287673" text:style-name="L9">
        <text:list-item>
          <text:p text:style-name="P84">month names: Jan, Feb, Mar, Apr, May, Jun, Jul, Aug, Sept, Oct, Nov, Dec</text:p>
        </text:list-item>
        <text:list-item>
          <text:p text:style-name="P84">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67">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48">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52465048"/><text:alphabetical-index-mark-start text:id="IMark49716200"/>--port<text:alphabetical-index-mark-end text:id="IMark49716200"/><text:alphabetical-index-mark-end text:id="IMark52465048"/>=&lt;n&gt;, <text:alphabetical-index-mark-start text:id="IMark49165368"/><text:alphabetical-index-mark-start text:id="IMark61656456"/>-p<text:alphabetical-index-mark-end text:id="IMark61656456"/><text:alphabetical-index-mark-end text:id="IMark49165368"/>=&lt;n&gt;<text:note text:id="ftn20" text:note-class="footnote"><text:note-citation>20</text:note-citation><text:note-body><text:p text:style-name="P41">A SSL encrypted connection may also be established on the plain server port.</text:p></text:note-body></text:note></text:p>
      <text:p text:style-name="Option_20_Start">Server port. Default is:: 38523.</text:p>
      <text:p text:style-name="Option_20_title"><text:alphabetical-index-mark-start text:id="IMark49716200"/><text:alphabetical-index-mark-start text:id="IMark52465048"/>--tls-port<text:alphabetical-index-mark-end text:id="IMark52465048"/><text:alphabetical-index-mark-end text:id="IMark49716200"/>=&lt;n&gt;</text:p>
      <text:p text:style-name="Option_20_Start">TLS server port. Default is: 38524.</text:p>
      <text:p text:style-name="Option_20_title"><text:soft-page-break/><text:alphabetical-index-mark-start text:id="IMark49716200"/>--password<text:alphabetical-index-mark-end text:id="IMark4971620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9716200"/>--login-dialog<text:alphabetical-index-mark-end text:id="IMark49716200"/></text:p>
      <text:p text:style-name="Option_20_Start">Force to open the login dialog.</text:p>
      <text:p text:style-name="Option_20_title"><text:alphabetical-index-mark-start text:id="IMark49716200"/><text:alphabetical-index-mark-start text:id="IMark52465048"/>--key-file<text:alphabetical-index-mark-end text:id="IMark52465048"/><text:alphabetical-index-mark-end text:id="IMark4971620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49716200"/><text:span text:style-name="Filename"><text:span text:style-name="T5">--</text:span></text:span><text:span text:style-name="Filename"><text:span text:style-name="T10">force-ssl</text:span></text:span><text:alphabetical-index-mark-end text:id="IMark49716200"/></text:p>
      <text:p text:style-name="Option_20_Start"><text:span text:style-name="Filename"><text:span text:style-name="T66">Force SSL connection</text:span></text:span></text:p>
      <text:p text:style-name="Option_20_title"><text:alphabetical-index-mark-start text:id="IMark52465048"/>--select-job<text:alphabetical-index-mark-end text:id="IMark52465048"/>=&lt;name&gt;</text:p>
      <text:p text:style-name="Option_20_Start">Select a job in the status tab.</text:p>
      <text:p text:style-name="Option_20_title"><text:alphabetical-index-mark-start text:id="IMark52465048"/><text:alphabetical-index-mark-start text:id="IMark49716200"/>--job<text:alphabetical-index-mark-end text:id="IMark49716200"/><text:alphabetical-index-mark-end text:id="IMark52465048"/>=&lt;name&gt;, <text:alphabetical-index-mark-start text:id="IMark61673256"/><text:alphabetical-index-mark-start text:id="IMark61608824"/>-j<text:alphabetical-index-mark-end text:id="IMark61608824"/><text:alphabetical-index-mark-end text:id="IMark61673256"/>=&lt;name&gt;</text:p>
      <text:p text:style-name="P61">Start execution of job &lt;name&gt; and terminate <text:span text:style-name="Command"><text:span text:style-name="T26">BARC</text:span></text:span><text:span text:style-name="Command">ontrol</text:span>.</text:p>
      <text:p text:style-name="Option_20_title"><text:alphabetical-index-mark-start text:id="IMark49716200"/>--archive-type<text:alphabetical-index-mark-end text:id="IMark49716200"/>=&lt;mode&gt;</text:p>
      <text:p text:style-name="Option_20_Start">Set job mode: normal, full, incremental, differential. Default is: normal.</text:p>
      <text:p text:style-name="Option_20_title"><text:alphabetical-index-mark-start text:id="IMark49716200"/><text:alphabetical-index-mark-start text:id="IMark52465048"/>--abort<text:alphabetical-index-mark-end text:id="IMark52465048"/><text:alphabetical-index-mark-end text:id="IMark49716200"/>=&lt;name&gt;</text:p>
      <text:p text:style-name="P61">Abort execution of job &lt;name&gt; and terminate <text:span text:style-name="Command"><text:span text:style-name="T26">BARC</text:span></text:span><text:span text:style-name="Command">ontrol</text:span>.</text:p>
      <text:p text:style-name="Option_20_title"><text:alphabetical-index-mark-start text:id="IMark52465048"/>--pause<text:alphabetical-index-mark-end text:id="IMark52465048"/>=&lt;n&gt;, <text:alphabetical-index-mark-start text:id="IMark49716200"/>-t<text:alphabetical-index-mark-end text:id="IMark49716200"/>=&lt;n&gt;</text:p>
      <text:p text:style-name="P61">Pause job execution for &lt;n&gt; seconds and terminate <text:span text:style-name="Command"><text:span text:style-name="T26">BARC</text:span></text:span><text:span text:style-name="Command">ontrol</text:span>.</text:p>
      <text:p text:style-name="Option_20_title"><text:alphabetical-index-mark-start text:id="IMark52465048"/>--ping<text:alphabetical-index-mark-end text:id="IMark52465048"/>, <text:alphabetical-index-mark-start text:id="IMark49716200"/>-i<text:alphabetical-index-mark-end text:id="IMark49716200"/></text:p>
      <text:p text:style-name="P61">Check connection to server and terminate <text:span text:style-name="Command"><text:span text:style-name="T26">BARC</text:span></text:span><text:span text:style-name="Command">ontrol</text:span>.</text:p>
      <text:p text:style-name="Option_20_title"><text:alphabetical-index-mark-start text:id="IMark52465048"/>--suspend<text:alphabetical-index-mark-end text:id="IMark52465048"/>, <text:alphabetical-index-mark-start text:id="IMark49716200"/>-s<text:alphabetical-index-mark-end text:id="IMark49716200"/></text:p>
      <text:p text:style-name="P61">Suspend job execution and terminate <text:span text:style-name="Command"><text:span text:style-name="T26">BARC</text:span></text:span><text:span text:style-name="Command">ontrol</text:span>.</text:p>
      <text:p text:style-name="Option_20_title"><text:alphabetical-index-mark-start text:id="IMark49716200"/>--continue<text:alphabetical-index-mark-end text:id="IMark49716200"/>, <text:alphabetical-index-mark-start text:id="IMark52465048"/>-c<text:alphabetical-index-mark-end text:id="IMark52465048"/></text:p>
      <text:p text:style-name="P61">Continue job execution and terminate <text:span text:style-name="Command"><text:span text:style-name="T26">BARC</text:span></text:span><text:span text:style-name="Command">ontrol</text:span>.</text:p>
      <text:p text:style-name="Option_20_title"><text:alphabetical-index-mark-start text:id="IMark52465048"/>--list<text:alphabetical-index-mark-end text:id="IMark52465048"/>, <text:alphabetical-index-mark-start text:id="IMark49716200"/>-l<text:alphabetical-index-mark-end text:id="IMark49716200"/></text:p>
      <text:p text:style-name="P61">List jobs and terminate <text:span text:style-name="Command"><text:span text:style-name="T26">BARC</text:span></text:span><text:span text:style-name="Command">ontrol</text:span>.</text:p>
      <text:p text:style-name="P32"><text:alphabetical-index-mark-start text:id="IMark52465048"/>--index-database-add<text:alphabetical-index-mark-end text:id="IMark52465048"/>=<text:span text:style-name="T27">&lt;pattern&gt;</text:span></text:p>
      <text:p text:style-name="P62">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32"><text:alphabetical-index-mark-start text:id="IMark49716200"/>--index-database-remove<text:alphabetical-index-mark-end text:id="IMark49716200"/>=<text:span text:style-name="T27">&lt;pattern&gt;</text:span></text:p>
      <text:p text:style-name="P62">Remove storage archive from <text:span text:style-name="T27">the </text:span>index database and terminate <text:span text:style-name="Command"><text:span text:style-name="T26">BARC</text:span></text:span><text:span text:style-name="Command">ontrol</text:span>.</text:p>
      <text:p text:style-name="P32"><text:soft-page-break/><text:alphabetical-index-mark-start text:id="IMark49716200"/>--<text:span text:style-name="T27">index-database-refresh</text:span><text:alphabetical-index-mark-end text:id="IMark49716200"/><text:span text:style-name="T27">=&lt;pattern&gt;</text:span></text:p>
      <text:p text:style-name="P63">Refresh storage archives in the index database and terminate <text:span text:style-name="Command"><text:span text:style-name="T26">BARC</text:span></text:span><text:span text:style-name="Command">ontrol</text:span>.</text:p>
      <text:p text:style-name="P32"><text:alphabetical-index-mark-start text:id="IMark49716200"/>--<text:span text:style-name="T66">index-database-entities-list</text:span><text:alphabetical-index-mark-end text:id="IMark49716200"/><text:span text:style-name="T66">=&lt;name&gt;, </text:span><text:alphabetical-index-mark-start text:id="IMark52465048"/><text:span text:style-name="T66">-n</text:span><text:alphabetical-index-mark-end text:id="IMark52465048"/><text:span text:style-name="T66">=&lt;name&gt;</text:span></text:p>
      <text:p text:style-name="P65">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32"><text:alphabetical-index-mark-start text:id="IMark52465048"/>--index-database-storage<text:span text:style-name="T66">s</text:span>-list<text:alphabetical-index-mark-end text:id="IMark52465048"/>=&lt;<text:span text:style-name="T27">name</text:span>&gt;, <text:alphabetical-index-mark-start text:id="IMark49716200"/>-<text:span text:style-name="T27">a</text:span><text:alphabetical-index-mark-end text:id="IMark49716200"/><text:span text:style-name="T27">=&lt;names&gt;</text:span></text:p>
      <text:p text:style-name="P62">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32"><text:alphabetical-index-mark-start text:id="IMark49716200"/>--index-database-entries-list<text:alphabetical-index-mark-end text:id="IMark49716200"/>=&lt;pattern&gt;, <text:alphabetical-index-mark-start text:id="IMark52465048"/>-<text:span text:style-name="T27">e</text:span><text:alphabetical-index-mark-end text:id="IMark52465048"/><text:span text:style-name="T27">=&lt;name&gt;</text:span></text:p>
      <text:p text:style-name="P62">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52465048"/>--restore<text:alphabetical-index-mark-end text:id="IMark52465048"/>=&lt;name&gt;</text:p>
      <text:p text:style-name="Option_20_Start">Restore storage with name &lt;name&gt;</text:p>
      <text:p text:style-name="Option_20_title"><text:alphabetical-index-mark-start text:id="IMark52465048"/>--destination<text:alphabetical-index-mark-end text:id="IMark52465048"/>=&lt;directory&gt;</text:p>
      <text:p text:style-name="Option_20_Start">Selected destination directory for restore.</text:p>
      <text:p text:style-name="Option_20_title"><text:alphabetical-index-mark-start text:id="IMark52465048"/>--overwrite-entries<text:alphabetical-index-mark-end text:id="IMark52465048"/></text:p>
      <text:p text:style-name="Option_20_Start">Enable overwrite existing entries on restore.</text:p>
      <text:p text:style-name="Option_20_title"><text:alphabetical-index-mark-start text:id="IMark52465048"/>--version<text:alphabetical-index-mark-end text:id="IMark52465048"/></text:p>
      <text:p text:style-name="P61">Output version of <text:span text:style-name="Command"><text:span text:style-name="T26">BARC</text:span></text:span><text:span text:style-name="Command">ontrol</text:span>.</text:p>
      <text:p text:style-name="Option_20_title"><text:alphabetical-index-mark-start text:id="IMark52465048"/>--help<text:alphabetical-index-mark-end text:id="IMark52465048"/>, <text:alphabetical-index-mark-start text:id="IMark49716200"/>-h<text:alphabetical-index-mark-end text:id="IMark4971620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48"><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49716200"/>pause-create<text:alphabetical-index-mark-end text:id="IMark49716200"/>=yes|no</text:p>
      <text:p text:style-name="Configuration">Pause creating new archive files when pause-button is pressed.</text:p>
      <text:p text:style-name="Configuration_20_title"><text:alphabetical-index-mark-start text:id="IMark49716200"/>pause-storage<text:alphabetical-index-mark-end text:id="IMark49716200"/>=yes|no</text:p>
      <text:p text:style-name="Configuration">Pause storage of archive files when pause-button is pressed.</text:p>
      <text:p text:style-name="Configuration_20_title"><text:alphabetical-index-mark-start text:id="IMark49716200"/>pause-restore<text:alphabetical-index-mark-end text:id="IMark49716200"/>=yes|no</text:p>
      <text:p text:style-name="Configuration">Pause restoring archive files when pause-button is pressed.</text:p>
      <text:p text:style-name="Configuration_20_title"><text:alphabetical-index-mark-start text:id="IMark49716200"/>pause-index-database-update<text:alphabetical-index-mark-end text:id="IMark49716200"/>=yes|no</text:p>
      <text:p text:style-name="Configuration">Pause automatic update index database when pause-button is pressed.</text:p>
      <text:p text:style-name="Configuration_20_title"><text:alphabetical-index-mark-start text:id="IMark49716200"/>server<text:alphabetical-index-mark-end text:id="IMark49716200"/>=&lt;name&gt;</text:p>
      <text:p text:style-name="Configuration">Name of computer running a <text:span text:style-name="Name">BAR</text:span> server daemon.</text:p>
      <text:p text:style-name="Configuration_20_title"><text:soft-page-break/><text:alphabetical-index-mark-start text:id="IMark49716200"/>server-password<text:alphabetical-index-mark-end text:id="IMark49716200"/>=&lt;password&gt;</text:p>
      <text:p text:style-name="Configuration"><text:span text:style-name="Name">BAR</text:span> server daemon password.</text:p>
      <text:p text:style-name="Configuration_20_title"><text:alphabetical-index-mark-start text:id="IMark49716200"/>server-port<text:alphabetical-index-mark-end text:id="IMark49716200"/>=&lt;n&gt;</text:p>
      <text:p text:style-name="Configuration"><text:span text:style-name="Name">BAR</text:span> server port number for plain network connections.</text:p>
      <text:p text:style-name="Configuration_20_title"><text:alphabetical-index-mark-start text:id="IMark49716200"/>server-tls-port<text:alphabetical-index-mark-end text:id="IMark49716200"/>=&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49716200"/><text:span text:style-name="T1">chunks</text:span><text:alphabetical-index-mark-end text:id="IMark4971620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1"/>
      <text:p text:style-name="Text_20_body_20_Start">A single chunk have the structure:</text:p>
      <text:list xml:id="list4727758679713159995" text:style-name="L10">
        <text:list-item>
          <text:p text:style-name="P118">id (4 characters)</text:p>
        </text:list-item>
      </text:list>
      <text:list xml:id="list91550383431031" text:continue-list="list91550627446457" text:style-name="List_20_1">
        <text:list-item>
          <text:p text:style-name="List_20_1">size (uint64)</text:p>
        </text:list-item>
      </text:list>
      <text:list xml:id="list91550250308948" text:continue-list="list4727758679713159995" text:style-name="L10">
        <text:list-item>
          <text:p text:style-name="P10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P88">xgettext</text:p>
          </table:table-cell>
          <table:table-cell table:style-name="Packages.A2" office:value-type="string">
            <text:p text:style-name="P87">mandatory</text:p>
          </table:table-cell>
          <table:table-cell table:style-name="Packages.C2" office:value-type="string">
            <text:p text:style-name="P88">translation tool</text:p>
          </table:table-cell>
        </table:table-row>
        <table:table-row>
          <table:table-cell table:style-name="Packages.A2" office:value-type="string">
            <text:p text:style-name="P88">tclsh</text:p>
          </table:table-cell>
          <table:table-cell table:style-name="Packages.A2" office:value-type="string">
            <text:p text:style-name="P87">mandatory</text:p>
          </table:table-cell>
          <table:table-cell table:style-name="Packages.C2" office:value-type="string">
            <text:p text:style-name="P88">tcl shell</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6">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ext:soft-page-break/>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text:soft-page-break/>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5871681670215309505"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91550063055395"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91551043231355" text:continue-list="list91549058929468"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9155063835411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text:soft-page-break/>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91550659117657"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91549003530566"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91550615236984" text:continue-numbering="true" text:style-name="Numbering_20_5">
        <text:list-item>
          <text:p text:style-name="Question">I cannot establish a TLS/SSL connection with BARControl.</text:p>
        </text:list-item>
      </text:list>
      <text:p text:style-name="P46">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91549514450832"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91550853280947"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91549503652428"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91549408550814"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91550549198125"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91550831857016"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text:soft-page-break/>format is that it should be more robust when there is an read-error.</text:p>
      <text:list xml:id="list91549332808866"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91549863812587"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9155024655506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1550067698533"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1550078742870"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91550294987462"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text:soft-page-break/>network connection data stream while the asymmetric encryption keys are used to encrypt the archive file content.</text:p>
      <text:list xml:id="list91549112483017"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1550772708913"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1550409613998"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9155016378632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1550395882368"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1550689204161"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91550628306503" text:continue-numbering="true" text:style-name="Numbering_20_5">
        <text:list-item>
          <text:p text:style-name="Question">BARControl does not start on my system. I get the error “No more handles [gtk_init_check() failed]”. What is wrong?</text:p>
        </text:list-item>
      </text:list>
      <text:p text:style-name="P46">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1550177193826"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6">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91549872388459" text:continue-numbering="true" text:style-name="Numbering_20_5">
        <text:list-item>
          <text:p text:style-name="Question">Can I automate the login with BARControl?</text:p>
        </text:list-item>
      </text:list>
      <text:p text:style-name="P46">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1550336048508" text:continue-numbering="true" text:style-name="Numbering_20_5">
        <text:list-item>
          <text:p text:style-name="Question">BAR server is running with the Linux root account on my system. Is it required that BARControl is also running as root?</text:p>
        </text:list-item>
      </text:list>
      <text:p text:style-name="P46">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91549897043223"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6">When <text:span text:style-name="Name">BAR</text:span> (in daemon mode) is requested by <text:span text:style-name="Command"><text:span text:style-name="T26">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91549253434148" text:continue-numbering="true" text:style-name="Numbering_20_5">
        <text:list-item>
          <text:p text:style-name="Question">Sometimes when I create an archive I see in the progress bars of BARControl numbers over 100%. How can this happen?</text:p>
        </text:list-item>
      </text:list>
      <text:p text:style-name="P46">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1549583526821"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155106326448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1549251005965"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91549175793987" text:continue-numbering="true" text:style-name="Numbering_20_5">
        <text:list-item>
          <text:p text:style-name="Question"><text:span text:style-name="Command">Is the graphical front end available as a separated package?</text:span></text:p>
        </text:list-item>
      </text:list>
      <text:p text:style-name="P46">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91550675572491"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91549355584494"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9155089136019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91549142690446" text:continue-numbering="true" text:style-name="Numbering_20_5">
        <text:list-item>
          <text:p text:style-name="P121">A full backup is expired and was purged. Is it useful to keep the following incremental backups?</text:p>
        </text:list-item>
      </text:list>
      <text:p text:style-name="P4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47">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8744070418875555437" text:style-name="L11">
        <text:list-item>
          <text:p text:style-name="P119">version number of <text:span text:style-name="Name">BAR</text:span></text:p>
        </text:list-item>
      </text:list>
      <text:list xml:id="list91549160969214" text:continue-list="list9155038343103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91549346616033" text:continue-list="list8744070418875555437" text:style-name="L11">
        <text:list-item>
          <text:p text:style-name="P107">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3">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91549651553274" text:continue-list="list91549160969214"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91550809276726"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48"><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91549129873922"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80"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4"/>
      <text:p text:style-name="P2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72">--abort<text:tab/>64</text:p>
          <text:p text:style-name="P72">--all<text:tab/>56</text:p>
          <text:p text:style-name="P72">--always-create-image<text:tab/>58</text:p>
          <text:p text:style-name="P72">--archive-file-mode<text:tab/>57</text:p>
          <text:p text:style-name="P72">--archive-part-size<text:tab/>46</text:p>
          <text:p text:style-name="P72">--archive-type<text:tab/>64</text:p>
          <text:p text:style-name="P72">--bd-blank-command<text:tab/>50</text:p>
          <text:p text:style-name="P72">--bd-device<text:tab/>48</text:p>
          <text:p text:style-name="P72">--bd-ecc-command<text:tab/>50</text:p>
          <text:p text:style-name="P72">--bd-ecc-post-command<text:tab/>50</text:p>
          <text:p text:style-name="P72">--bd-ecc-pre-command<text:tab/>50</text:p>
          <text:p text:style-name="P72">--bd-image-command<text:tab/>49</text:p>
          <text:p text:style-name="P72">--bd-image-post-command<text:tab/>49</text:p>
          <text:p text:style-name="P72">--bd-image-pre-command<text:tab/>49</text:p>
          <text:p text:style-name="P72">--bd-load-volume-command<text:tab/>49</text:p>
          <text:p text:style-name="P72">--bd-request-volume-command<text:tab/>49</text:p>
          <text:p text:style-name="P72">--bd-unload-volume-command<text:tab/>49</text:p>
          <text:p text:style-name="P72">--bd-volume-size<text:tab/>49</text:p>
          <text:p text:style-name="P72">--bd-write-command<text:tab/>50</text:p>
          <text:p text:style-name="P72">--bd-write-image-command<text:tab/>50</text:p>
          <text:p text:style-name="P72">--bd-write-post-command<text:tab/>50</text:p>
          <text:p text:style-name="P72">--bd-write-pre-command<text:tab/>50</text:p>
          <text:p text:style-name="P72">--blank<text:tab/>58</text:p>
          <text:p text:style-name="P72">--cd-device<text:tab/>48</text:p>
          <text:p text:style-name="P72">--cd-ecc-command<text:tab/>50</text:p>
          <text:p text:style-name="P72">--cd-ecc-post-command<text:tab/>50</text:p>
          <text:p text:style-name="P72">--cd-ecc-pre-command<text:tab/>50</text:p>
          <text:p text:style-name="P72">--cd-image-command<text:tab/>49</text:p>
          <text:p text:style-name="P72">--cd-image-post-command<text:tab/>49</text:p>
          <text:p text:style-name="P72">--cd-image-pre-command<text:tab/>49</text:p>
          <text:p text:style-name="P72">--cd-load-volume-command<text:tab/>49</text:p>
          <text:p text:style-name="P72">--cd-request-volume-command<text:tab/>49</text:p>
          <text:p text:style-name="P72">--cd-unload-volume-command<text:tab/>49</text:p>
          <text:p text:style-name="P72">--cd-volume-size<text:tab/>49</text:p>
          <text:p text:style-name="P72">--cd-write-command<text:tab/>50</text:p>
          <text:p text:style-name="P72">--cd-write-image-command<text:tab/>50</text:p>
          <text:p text:style-name="P72">--cd-write-post-command<text:tab/>50</text:p>
          <text:p text:style-name="P72">--cd-write-pre-command<text:tab/>50</text:p>
          <text:p text:style-name="P72">--cd‑blank-command<text:tab/>50</text:p>
          <text:p text:style-name="P72">--compare<text:tab/>11, 39</text:p>
          <text:p text:style-name="P72">--compress-algorithm<text:tab/>13, 41</text:p>
          <text:p text:style-name="P72">--compress-exclude<text:tab/>45</text:p>
          <text:p text:style-name="P72">--compress-min-size<text:tab/>44</text:p>
          <text:p text:style-name="P72">--config<text:tab/>55</text:p>
          <text:p text:style-name="P72">--continue<text:tab/>64</text:p>
          <text:p text:style-name="P72">--continuous-database<text:tab/>54</text:p>
          <text:p text:style-name="P72">--create<text:tab/>8, 39</text:p>
          <text:p text:style-name="P72">--crypt-algorithm<text:tab/>45</text:p>
          <text:p text:style-name="P72">--crypt-password<text:tab/>46</text:p>
          <text:p text:style-name="P72">--crypt-private-key<text:tab/>46</text:p>
          <text:p text:style-name="P72">--crypt-public-key<text:tab/>46</text:p>
          <text:p text:style-name="P72">--crypt-type<text:tab/>45</text:p>
          <text:p text:style-name="P72">--daemon<text:tab/>52</text:p>
          <text:p text:style-name="P72">--delete-old-archive-files<text:tab/>56</text:p>
          <text:p text:style-name="P72">--destination<text:tab/>52, 65</text:p>
          <text:p text:style-name="P72">--device<text:tab/>50</text:p>
          <text:p text:style-name="P72">--device-blank-command<text:tab/>51</text:p>
          <text:p text:style-name="P72">--device-ecc-command<text:tab/>51</text:p>
          <text:p text:style-name="P72">--device-ecc-post-command<text:tab/>51</text:p>
          <text:p text:style-name="P72">--device-ecc-pre-command<text:tab/>51</text:p>
          <text:p text:style-name="P72">--device-image-command<text:tab/>51</text:p>
          <text:p text:style-name="P72">--device-image-post-command<text:tab/>51</text:p>
          <text:p text:style-name="P72">--device-image-pre-command<text:tab/>51</text:p>
          <text:p text:style-name="P72">--device-load-volume-command<text:tab/>50</text:p>
          <text:p text:style-name="P72">--device-request-volume-command<text:tab/>50</text:p>
          <text:p text:style-name="P72">--device-unload-volume-command<text:tab/>51</text:p>
          <text:p text:style-name="P72">--device-volume-size<text:tab/>51</text:p>
          <text:p text:style-name="P72">--device-write-command<text:tab/>52</text:p>
          <text:p text:style-name="P72">--device-write-post-command<text:tab/>51</text:p>
          <text:p text:style-name="P72">--device-write-pre-command<text:tab/>51</text:p>
          <text:p text:style-name="P72">--differential<text:tab/>41</text:p>
          <text:p text:style-name="P72">--directory-strip<text:tab/>52</text:p>
          <text:p text:style-name="P72">--dry-run<text:tab/>57</text:p>
          <text:p text:style-name="P72">--dvd-blank-command<text:tab/>50</text:p>
          <text:p text:style-name="P72">--dvd-device<text:tab/>48</text:p>
          <text:p text:style-name="P72">--dvd-ecc-command<text:tab/>50</text:p>
          <text:p text:style-name="P72">--dvd-ecc-post-command<text:tab/>50</text:p>
          <text:p text:style-name="P72">--dvd-ecc-pre-command<text:tab/>50</text:p>
          <text:p text:style-name="P72">--dvd-image-command<text:tab/>49</text:p>
          <text:p text:style-name="P72">--dvd-image-post-command<text:tab/>49</text:p>
          <text:p text:style-name="P72">--dvd-image-pre-command<text:tab/>49</text:p>
          <text:p text:style-name="P72">--dvd-load-volume-command<text:tab/>49</text:p>
          <text:p text:style-name="P72">--dvd-request-volume-command<text:tab/>49</text:p>
          <text:p text:style-name="P72">--dvd-unload-volume-command<text:tab/>49</text:p>
          <text:p text:style-name="P72">--dvd-volume-size<text:tab/>49</text:p>
          <text:p text:style-name="P72">--dvd-write-command<text:tab/>50</text:p>
          <text:p text:style-name="P72">--dvd-write-image-command<text:tab/>50</text:p>
          <text:p text:style-name="P72">--dvd-write-post-command<text:tab/>50</text:p>
          <text:p text:style-name="P72">--dvd-write-pre-command<text:tab/>50</text:p>
          <text:p text:style-name="P72">--ecc<text:tab/>58</text:p>
          <text:p text:style-name="P72">--exclude<text:tab/>40</text:p>
          <text:p text:style-name="P72">--exclude-command<text:tab/>40</text:p>
          <text:p text:style-name="P72">--extract<text:tab/>11, 39</text:p>
          <text:p text:style-name="P72">--file-write-post-command<text:tab/>46</text:p>
          <text:p text:style-name="P72"><text:soft-page-break/>--file-write-pre-command<text:tab/>46</text:p>
          <text:p text:style-name="P72">--force-delta-compression<text:tab/>56</text:p>
          <text:p text:style-name="P72">--force-ssl<text:tab/>64</text:p>
          <text:p text:style-name="P72">--ftp-login-name<text:tab/>46</text:p>
          <text:p text:style-name="P72">--ftp-max-connections<text:tab/>47</text:p>
          <text:p text:style-name="P72">--ftp-max-storage-size<text:tab/>47</text:p>
          <text:p text:style-name="P72">--ftp-password<text:tab/>46</text:p>
          <text:p text:style-name="P72">--ftp-write-post-command<text:tab/>47</text:p>
          <text:p text:style-name="P72">--ftp-write-pre-command<text:tab/>47</text:p>
          <text:p text:style-name="P72">--full<text:tab/>41</text:p>
          <text:p text:style-name="P72">--generate-keys<text:tab/>39</text:p>
          <text:p text:style-name="P72">--generate-keys-bits<text:tab/>39</text:p>
          <text:p text:style-name="P72">--group<text:tab/>56</text:p>
          <text:p text:style-name="P72">--help<text:tab/>58, 65</text:p>
          <text:p text:style-name="P72">--help-internal<text:tab/>58</text:p>
          <text:p text:style-name="P72">--human-format<text:tab/>56</text:p>
          <text:p text:style-name="P72">--ignore-no-backup-file<text:tab/>56</text:p>
          <text:p text:style-name="P72">--ignore-no-dump<text:tab/>56</text:p>
          <text:p text:style-name="P72">--image<text:tab/>39</text:p>
          <text:p text:style-name="P72">--include<text:tab/>40</text:p>
          <text:p text:style-name="P72">--include-command<text:tab/>40</text:p>
          <text:p text:style-name="P72">--incremental<text:tab/>41</text:p>
          <text:p text:style-name="P72">--incremental-list-file<text:tab/>41</text:p>
          <text:p text:style-name="P72">--index-database<text:tab/>53</text:p>
          <text:p text:style-name="P72">--index-database-add<text:tab/>64</text:p>
          <text:p text:style-name="P72">--index-database-auto-update<text:tab/>53</text:p>
          <text:p text:style-name="P72">--index-database-entities-list<text:tab/>65</text:p>
          <text:p text:style-name="P72">--index-database-entries-list<text:tab/>65</text:p>
          <text:p text:style-name="P72">--index-database-keep-time<text:tab/>54</text:p>
          <text:p text:style-name="P72">--index-database-max-band-width<text:tab/>54</text:p>
          <text:p text:style-name="P72">--index-database-refresh<text:tab/>65</text:p>
          <text:p text:style-name="P72">--index-database-remove<text:tab/>64</text:p>
          <text:p text:style-name="P72">--index-database-storages-list<text:tab/>65</text:p>
          <text:p text:style-name="P72">--job<text:tab/>64</text:p>
          <text:p text:style-name="P72">--key-file<text:tab/>64</text:p>
          <text:p text:style-name="P72">--list<text:tab/>10, 39, 64</text:p>
          <text:p text:style-name="P72">--log<text:tab/>55</text:p>
          <text:p text:style-name="P72">--log-file<text:tab/>55</text:p>
          <text:p text:style-name="P72">--log-post-command<text:tab/>55</text:p>
          <text:p text:style-name="P72">--login-dialog<text:tab/>64</text:p>
          <text:p text:style-name="P72">--long-format<text:tab/>56</text:p>
          <text:p text:style-name="P72">--max-band-width<text:tab/>53</text:p>
          <text:p text:style-name="P72">--max-tmp-size<text:tab/>56</text:p>
          <text:p text:style-name="P72">--mount<text:tab/>40p.</text:p>
          <text:p text:style-name="P72">--nice-level<text:tab/>53</text:p>
          <text:p text:style-name="P72">--no-bar-on-medium<text:tab/>57</text:p>
          <text:p text:style-name="P72">--no-default-config<text:tab/>57</text:p>
          <text:p text:style-name="P72">--no-detach<text:tab/>52</text:p>
          <text:p text:style-name="P72">--no-fragments-check<text:tab/>57</text:p>
          <text:p text:style-name="P72">--no-header-footer<text:tab/>56</text:p>
          <text:p text:style-name="P72">--no-index-database<text:tab/>54</text:p>
          <text:p text:style-name="P72">--no-storage<text:tab/>57</text:p>
          <text:p text:style-name="P72">--normal<text:tab/>41</text:p>
          <text:p text:style-name="P72">--numeric-permission<text:tab/>56</text:p>
          <text:p text:style-name="P72">--numeric-uid-gid<text:tab/>56</text:p>
          <text:p text:style-name="P72">--overwrite-archive-files<text:tab/>57</text:p>
          <text:p text:style-name="P72">--overwrite-entries<text:tab/>65</text:p>
          <text:p text:style-name="P72">--overwrite-files<text:tab/>57</text:p>
          <text:p text:style-name="P72">--owner<text:tab/>52</text:p>
          <text:p text:style-name="P72">--password<text:tab/>64</text:p>
          <text:p text:style-name="P72">--pause<text:tab/>64</text:p>
          <text:p text:style-name="P72">--pid-file<text:tab/>56</text:p>
          <text:p text:style-name="P72">--ping<text:tab/>64</text:p>
          <text:p text:style-name="P72">--port<text:tab/>63</text:p>
          <text:p text:style-name="P72">--post-command<text:tab/>40</text:p>
          <text:p text:style-name="P72">--pre-command<text:tab/>40</text:p>
          <text:p text:style-name="P72">--quiet<text:tab/>58</text:p>
          <text:p text:style-name="P72">--raw-images<text:tab/>57</text:p>
          <text:p text:style-name="P72">--remote-bar-executable<text:tab/>53</text:p>
          <text:p text:style-name="P72">--restore<text:tab/>65</text:p>
          <text:p text:style-name="P72">--scp-write-post-command<text:tab/>48</text:p>
          <text:p text:style-name="P72">--scp-write-pre-command<text:tab/>47</text:p>
          <text:p text:style-name="P72">--select-job<text:tab/>64</text:p>
          <text:p text:style-name="P72">--server-ca-file<text:tab/>52</text:p>
          <text:p text:style-name="P72">--server-cert-file<text:tab/>52</text:p>
          <text:p text:style-name="P72">--server-jobs-directory<text:tab/>53</text:p>
          <text:p text:style-name="P72">--server-key-file<text:tab/>52</text:p>
          <text:p text:style-name="P72">--server-password<text:tab/>52</text:p>
          <text:p text:style-name="P72">--server-port<text:tab/>52</text:p>
          <text:p text:style-name="P72">--server-tls-port<text:tab/>52</text:p>
          <text:p text:style-name="P72">--sftp-write-post-command<text:tab/>48</text:p>
          <text:p text:style-name="P72">--sftp-write-pre-command<text:tab/>48</text:p>
          <text:p text:style-name="P72">--skip-unreadable<text:tab/>56</text:p>
          <text:p text:style-name="P72">--ssh-login-name<text:tab/>47</text:p>
          <text:p text:style-name="P72">--ssh-max-connections<text:tab/>47</text:p>
          <text:p text:style-name="P72">--ssh-max-storage-size<text:tab/>47</text:p>
          <text:p text:style-name="P72">--ssh-password<text:tab/>47</text:p>
          <text:p text:style-name="P72">--ssh-port<text:tab/>47</text:p>
          <text:p text:style-name="P72">--ssh-private-key<text:tab/>47</text:p>
          <text:p text:style-name="P72">--ssh-public-key<text:tab/>47</text:p>
          <text:p text:style-name="P72">--suspend<text:tab/>64</text:p>
          <text:p text:style-name="P72">--test<text:tab/>11, 39</text:p>
          <text:p text:style-name="P72">--tls-port<text:tab/>63</text:p>
          <text:p text:style-name="P72">--tmp-directory<text:tab/>55</text:p>
          <text:p text:style-name="P72">--verbose<text:tab/>58</text:p>
          <text:p text:style-name="P72">--version<text:tab/>58, 65</text:p>
          <text:p text:style-name="P72">--volume-size<text:tab/>57</text:p>
          <text:p text:style-name="P72">--wait-first-volume<text:tab/>57</text:p>
          <text:p text:style-name="P72">--webdav-login<text:tab/>48</text:p>
          <text:p text:style-name="P72">--webdav-max-connections<text:tab/>48</text:p>
          <text:p text:style-name="P72"><text:soft-page-break/>--webdav-max-storage-size<text:tab/>48</text:p>
          <text:p text:style-name="P72">--webdav-password<text:tab/>48</text:p>
          <text:p text:style-name="P72">--webdav-write-post-command<text:tab/>48</text:p>
          <text:p text:style-name="P72">--webdav-write-pre-command<text:tab/>48</text:p>
          <text:p text:style-name="P72">--xhelp<text:tab/>58</text:p>
          <text:p text:style-name="P72">-!<text:tab/>40</text:p>
          <text:p text:style-name="P72">-#<text:tab/>40</text:p>
          <text:p text:style-name="P72">-a<text:tab/>65</text:p>
          <text:p text:style-name="P72">-c<text:tab/>39, 64</text:p>
          <text:p text:style-name="P72">-d<text:tab/>39</text:p>
          <text:p text:style-name="P72">-D<text:tab/>52</text:p>
          <text:p text:style-name="P72">-e<text:tab/>65</text:p>
          <text:p text:style-name="P72">-f<text:tab/>41</text:p>
          <text:p text:style-name="P72">-g<text:tab/>56</text:p>
          <text:p text:style-name="P72">-h<text:tab/>58, 65</text:p>
          <text:p text:style-name="P72">-H<text:tab/>56</text:p>
          <text:p text:style-name="P72">-i<text:tab/>41, 64</text:p>
          <text:p text:style-name="P72">-j<text:tab/>64</text:p>
          <text:p text:style-name="P72">-l<text:tab/>39, 64</text:p>
          <text:p text:style-name="P72">-L<text:tab/>56</text:p>
          <text:p text:style-name="P72">-m<text:tab/>39</text:p>
          <text:p text:style-name="P72">-n<text:tab/>65</text:p>
          <text:p text:style-name="P72">-o<text:tab/>57</text:p>
          <text:p text:style-name="P72">-p<text:tab/>52, 63</text:p>
          <text:p text:style-name="P72">-s<text:tab/>16, 46, 64</text:p>
          <text:p text:style-name="P72">-t<text:tab/>39, 64</text:p>
          <text:p text:style-name="P72">-x<text:tab/>39</text:p>
          <text:p text:style-name="P72">-y<text:tab/>45</text:p>
          <text:p text:style-name="P72">-z<text:tab/>13, 41</text:p>
          <text:p text:style-name="P74">A</text:p>
          <text:p text:style-name="P72">archive-name<text:tab/>59</text:p>
          <text:p text:style-name="P72">archive-type<text:tab/>59</text:p>
          <text:p text:style-name="P72">atime<text:tab/>9</text:p>
          <text:p text:style-name="P74">B</text:p>
          <text:p text:style-name="P72">bar-keygen<text:tab/>7</text:p>
          <text:p text:style-name="P72">basic commands<text:tab/>39</text:p>
          <text:p text:style-name="P74">C</text:p>
          <text:p text:style-name="P72">chunks<text:tab/>66</text:p>
          <text:p text:style-name="P72">compare archive<text:tab/>11</text:p>
          <text:p text:style-name="P72">compress archive<text:tab/>13</text:p>
          <text:p text:style-name="P72">compression<text:tab/>41</text:p>
          <text:p text:style-name="P72">creating archive<text:tab/>8</text:p>
          <text:p text:style-name="P72">crypt-password-mode<text:tab/>59</text:p>
          <text:p text:style-name="P74">D</text:p>
          <text:p text:style-name="P72">device configuration<text:tab/>61</text:p>
          <text:p text:style-name="P72">differential archive<text:tab/>12</text:p>
          <text:p text:style-name="P74">E</text:p>
          <text:p text:style-name="P72">encryption<text:tab/>45</text:p>
          <text:p text:style-name="P72">exclude<text:tab/>60</text:p>
          <text:p text:style-name="P72">exclude-command<text:tab/>60</text:p>
          <text:p text:style-name="P72">extract archive<text:tab/>11</text:p>
          <text:p text:style-name="P74">F</text:p>
          <text:p text:style-name="P72">file format<text:tab/>66</text:p>
          <text:p text:style-name="P72">ftp server configuration<text:tab/>60</text:p>
          <text:p text:style-name="P74">G</text:p>
          <text:p text:style-name="P72">graphical front end<text:tab/>21</text:p>
          <text:p text:style-name="P74">I</text:p>
          <text:p text:style-name="P72">include-file<text:tab/>59</text:p>
          <text:p text:style-name="P72">include-file-command<text:tab/>59</text:p>
          <text:p text:style-name="P72">include-image<text:tab/>59</text:p>
          <text:p text:style-name="P72">include-image-command<text:tab/>60</text:p>
          <text:p text:style-name="P72">include/exclude files<text:tab/>40</text:p>
          <text:p text:style-name="P72">incremental archive<text:tab/>12</text:p>
          <text:p text:style-name="P74">L</text:p>
          <text:p text:style-name="P72">list archive<text:tab/>10</text:p>
          <text:p text:style-name="P74">P</text:p>
          <text:p text:style-name="P72">pause-create<text:tab/>65</text:p>
          <text:p text:style-name="P72">pause-index-database-update<text:tab/>65</text:p>
          <text:p text:style-name="P72">pause-restore<text:tab/>65</text:p>
          <text:p text:style-name="P72">pause-storage<text:tab/>65</text:p>
          <text:p text:style-name="P74">S</text:p>
          <text:p text:style-name="P72">schedule configuration<text:tab/>62</text:p>
          <text:p text:style-name="P72">server<text:tab/>19, 52, 65</text:p>
          <text:p text:style-name="P72">server-password<text:tab/>66</text:p>
          <text:p text:style-name="P72">server-port<text:tab/>66</text:p>
          <text:p text:style-name="P72">server-tls-port<text:tab/>66</text:p>
          <text:p text:style-name="P72">split archives<text:tab/>16, 46</text:p>
          <text:p text:style-name="P72">ssh/scp/sftp server configuration<text:tab/>61</text:p>
          <text:p text:style-name="P72">store archives<text:tab/>16, 46</text:p>
          <text:p text:style-name="P74">T</text:p>
          <text:p text:style-name="P72">test archive<text:tab/>11</text:p>
          <text:p text:style-name="P74">U</text:p>
          <text:p text:style-name="P72">URI<text:tab/>16</text:p>
        </text:index-body>
      </text:alphabetical-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10-09T09:15:47.941432222</dc:date>
    <meta:editing-duration>P255DT23H36M56S</meta:editing-duration>
    <meta:editing-cycles>533</meta:editing-cycles>
    <meta:generator>LibreOffice/4.2.8.2$Linux_X86_64 LibreOffice_project/420m0$Build-2</meta:generator>
    <meta:document-statistic meta:table-count="14" meta:image-count="19" meta:object-count="0" meta:page-count="82" meta:paragraph-count="2392" meta:word-count="22129" meta:character-count="139504" meta:non-whitespace-character-count="120222"/>
  </office:meta>
</office:document-meta>
</file>